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5.542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6.997cm"/>
    </style:style>
    <style:style style:name="co7" style:family="table-column">
      <style:table-column-properties fo:break-before="auto" style:column-width="9.051cm"/>
    </style:style>
    <style:style style:name="co8" style:family="table-column">
      <style:table-column-properties fo:break-before="auto" style:column-width="8.551cm"/>
    </style:style>
    <style:style style:name="co9" style:family="table-column">
      <style:table-column-properties fo:break-before="auto" style:column-width="4.831cm"/>
    </style:style>
    <style:style style:name="co10" style:family="table-column">
      <style:table-column-properties fo:break-before="auto" style:column-width="11.659cm"/>
    </style:style>
    <style:style style:name="co11" style:family="table-column">
      <style:table-column-properties fo:break-before="auto" style:column-width="7.602cm"/>
    </style:style>
    <style:style style:name="co12" style:family="table-column">
      <style:table-column-properties fo:break-before="auto" style:column-width="1.961cm"/>
    </style:style>
    <style:style style:name="co13" style:family="table-column">
      <style:table-column-properties fo:break-before="auto" style:column-width="8.58cm"/>
    </style:style>
    <style:style style:name="co14" style:family="table-column">
      <style:table-column-properties fo:break-before="auto" style:column-width="3.595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2.462cm"/>
    </style:style>
    <style:style style:name="co18" style:family="table-column">
      <style:table-column-properties fo:break-before="auto" style:column-width="0.593cm"/>
    </style:style>
    <style:style style:name="co19" style:family="table-column">
      <style:table-column-properties fo:break-before="auto" style:column-width="6.248cm"/>
    </style:style>
    <style:style style:name="co20" style:family="table-column">
      <style:table-column-properties fo:break-before="auto" style:column-width="2.058cm"/>
    </style:style>
    <style:style style:name="co21" style:family="table-column">
      <style:table-column-properties fo:break-before="auto" style:column-width="5.83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</office:automatic-styles>
  <office:body>
    <office:spreadsheet>
      <table:table table:name="Arkusz1_3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1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Rider</text:p>
          </table:table-cell>
          <table:table-cell office:value-type="string">
            <text:p>Group</text:p>
          </table:table-cell>
          <table:table-cell office:value-type="string">
            <text:p>Time</text:p>
          </table:table-cell>
          <table:table-cell office:value-type="string">
            <text:p>Instagram</text:p>
          </table:table-cell>
          <table:table-cell office:value-type="string">
            <text:p>Facebook</text:p>
          </table:table-cell>
          <table:table-cell office:value-type="string">
            <text:p>Youtube</text:p>
          </table:table-cell>
          <table:table-cell office:value-type="string">
            <text:p>Method</text:p>
          </table:table-cell>
          <table:table-cell office:value-type="string">
            <text:p>Link</text:p>
          </table:table-cell>
          <table:table-cell office:value-type="string">
            <text:p>Moto</text:p>
          </table:table-cell>
          <table:table-cell/>
          <table:table-cell office:value-type="string">
            <text:p>Type</text:p>
          </table:table-cell>
          <table:table-cell table:style-name="Default" office:value-type="string">
            <text:p>Tyres</text:p>
          </table:table-cell>
          <table:table-cell table:style-name="Default" office:value-type="string">
            <text:p>Date</text:p>
          </table:table-cell>
          <table:table-cell office:value-type="string">
            <text:p>Organizer</text:p>
          </table:table-cell>
          <table:table-cell office:value-type="string">
            <text:p>Sex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obak#66_Grzegorz Hanuszewicz</text:p>
          </table:table-cell>
          <table:table-cell/>
          <table:table-cell office:value-type="float" office:value="41.76">
            <text:p>41,76</text:p>
          </table:table-cell>
          <table:table-cell office:value-type="string">
            <text:p>https://instagram.com/robak66rr</text:p>
          </table:table-cell>
          <table:table-cell/>
          <table:table-cell office:value-type="string">
            <text:p>https://www.youtube.com/watch?v=DVSyvmzuBZY</text:p>
          </table:table-cell>
          <table:table-cell office:value-type="string">
            <text:p>AIM Solo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SM</text:p>
          </table:table-cell>
          <table:table-cell office:value-type="date" office:date-value="2020-08-20">
            <text:p>20.08.2020</text:p>
          </table:table-cell>
          <table:table-cell office:value-type="string">
            <text:p>TrackAttack.pl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iotr Zuchniarz</text:p>
          </table:table-cell>
          <table:table-cell/>
          <table:table-cell office:value-type="float" office:value="42.05">
            <text:p>42,05</text:p>
          </table:table-cell>
          <table:table-cell/>
          <table:table-cell office:value-type="string">
            <text:p>https://facebook.com/profile.php?id=100009970063162</text:p>
          </table:table-cell>
          <table:table-cell office:value-type="string">
            <text:p>https://www.youtube.com/watch?v=HNgAaSlXTa0</text:p>
          </table:table-cell>
          <table:table-cell office:value-type="string">
            <text:p>LapTimer</text:p>
          </table:table-cell>
          <table:table-cell/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  <table:table-cell office:value-type="string">
            <text:p>Dunlop Sportmax D211+ K2</text:p>
          </table:table-cell>
          <table:table-cell table:style-name="Default" office:value-type="string">
            <text:p>14.08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rzemysław Różyński</text:p>
          </table:table-cell>
          <table:table-cell/>
          <table:table-cell office:value-type="float" office:value="42.12">
            <text:p>42,12</text:p>
          </table:table-cell>
          <table:table-cell/>
          <table:table-cell office:value-type="string">
            <text:p>https://facebook.com/przemzrr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6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Pirelli Supercorsa SC1 + SC2</text:p>
          </table:table-cell>
          <table:table-cell office:value-type="date" office:date-value="2017-01-01">
            <text:p>1.01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Dawid Ustarbowski</text:p>
          </table:table-cell>
          <table:table-cell/>
          <table:table-cell office:value-type="float" office:value="42.45">
            <text:p>42,45</text:p>
          </table:table-cell>
          <table:table-cell/>
          <table:table-cell office:value-type="string">
            <text:p>https://facebook.com/dawid.ustarbowski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1</text:p>
          </table:table-cell>
          <table:table-cell office:value-type="float" office:value="2001">
            <text:p>2001</text:p>
          </table:table-cell>
          <table:table-cell office:value-type="string">
            <text:p>Sport</text:p>
          </table:table-cell>
          <table:table-cell office:value-type="string">
            <text:p>Dunlop D211 s, Metzeler Racetec K3</text:p>
          </table:table-cell>
          <table:table-cell table:style-name="Default" office:value-type="string">
            <text:p>18.07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dam Jaszczak</text:p>
          </table:table-cell>
          <table:table-cell/>
          <table:table-cell office:value-type="float" office:value="42.46">
            <text:p>42,46</text:p>
          </table:table-cell>
          <table:table-cell office:value-type="string">
            <text:p>https://instagram.com/848.braaaap</text:p>
          </table:table-cell>
          <table:table-cell table:number-columns-repeated="2"/>
          <table:table-cell office:value-type="string">
            <text:p>AIM Solo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RR Slick K2</text:p>
          </table:table-cell>
          <table:table-cell table:style-name="Default" office:value-type="string">
            <text:p>02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Jan Dumara</text:p>
          </table:table-cell>
          <table:table-cell/>
          <table:table-cell office:value-type="float" office:value="42.63">
            <text:p>42,63</text:p>
          </table:table-cell>
          <table:table-cell office:value-type="string">
            <text:p>https://instagram.com/janekdumara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  <table:table-cell office:value-type="string">
            <text:p>Bridgestone Battlax Racing V02R Soft</text:p>
          </table:table-cell>
          <table:table-cell table:style-name="Default"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Jan Dumara</text:p>
          </table:table-cell>
          <table:table-cell/>
          <table:table-cell office:value-type="float" office:value="42.77">
            <text:p>42,77</text:p>
          </table:table-cell>
          <table:table-cell office:value-type="string">
            <text:p>https://instagram.com/janekdumara</text:p>
          </table:table-cell>
          <table:table-cell/>
          <table:table-cell office:value-type="string">
            <text:p>https://www.youtube.com/watch?v=UG2P0IQbdBs</text:p>
          </table:table-cell>
          <table:table-cell office:value-type="string">
            <text:p>LapTimer</text:p>
          </table:table-cell>
          <table:table-cell/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08.09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Piotr Stachlewski</text:p>
          </table:table-cell>
          <table:table-cell/>
          <table:table-cell office:value-type="float" office:value="43.38">
            <text:p>43,38</text:p>
          </table:table-cell>
          <table:table-cell/>
          <table:table-cell office:value-type="string">
            <text:p>https://facebook.com/profile.php?id=10009188327023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4a1679954a76481131b423c</text:p>
          </table:table-cell>
          <table:table-cell office:value-type="string">
            <text:p>Honda CBR600RR</text:p>
          </table:table-cell>
          <table:table-cell/>
          <table:table-cell office:value-type="string">
            <text:p>Sport</text:p>
          </table:table-cell>
          <table:table-cell office:value-type="string">
            <text:p>Metzeler Racetec TD</text:p>
          </table:table-cell>
          <table:table-cell table:style-name="Default" office:value-type="string">
            <text:p>02.07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Krzysztof Komornicki</text:p>
          </table:table-cell>
          <table:table-cell/>
          <table:table-cell office:value-type="float" office:value="43.42">
            <text:p>43,42</text:p>
          </table:table-cell>
          <table:table-cell office:value-type="string">
            <text:p>https://instagram.com/komornicki_888</text:p>
          </table:table-cell>
          <table:table-cell table:number-columns-repeated="2"/>
          <table:table-cell office:value-type="string">
            <text:p>PZRacing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SM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ilosz Kurkul</text:p>
          </table:table-cell>
          <table:table-cell/>
          <table:table-cell office:value-type="float" office:value="43.48">
            <text:p>43,48</text:p>
          </table:table-cell>
          <table:table-cell table:number-columns-repeated="2"/>
          <table:table-cell office:value-type="string">
            <text:p>https://www.youtube.com/watch?v=ugJNTPsMuMY</text:p>
          </table:table-cell>
          <table:table-cell office:value-type="string">
            <text:p>RaceBox</text:p>
          </table:table-cell>
          <table:table-cell/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3.05.2018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obert Robson</text:p>
          </table:table-cell>
          <table:table-cell/>
          <table:table-cell office:value-type="float" office:value="43.55">
            <text:p>43,55</text:p>
          </table:table-cell>
          <table:table-cell office:value-type="string">
            <text:p>https://instagram.com/robson1000rr</text:p>
          </table:table-cell>
          <table:table-cell table:number-columns-repeated="2"/>
          <table:table-cell office:value-type="string">
            <text:p>AIM Solo</text:p>
          </table:table-cell>
          <table:table-cell/>
          <table:table-cell office:value-type="string">
            <text:p>Honda CRF 450 R</text:p>
          </table:table-cell>
          <table:table-cell/>
          <table:table-cell office:value-type="string">
            <text:p>SuperMoto</text:p>
          </table:table-cell>
          <table:table-cell office:value-type="string">
            <text:p>Michelin Power Supermoto B, Metzeler K1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Michał Rainbow</text:p>
          </table:table-cell>
          <table:table-cell/>
          <table:table-cell office:value-type="float" office:value="43.55">
            <text:p>43,55</text:p>
          </table:table-cell>
          <table:table-cell office:value-type="string">
            <text:p>https://instagram.com/rainbowmichal</text:p>
          </table:table-cell>
          <table:table-cell table:number-columns-repeated="2"/>
          <table:table-cell office:value-type="string">
            <text:p>PZRacing</text:p>
          </table:table-cell>
          <table:table-cell/>
          <table:table-cell office:value-type="string">
            <text:p>BMW 1000RR HP4</text:p>
          </table:table-cell>
          <table:table-cell office:value-type="float" office:value="2014">
            <text:p>2014</text:p>
          </table:table-cell>
          <table:table-cell office:value-type="string">
            <text:p>Sport</text:p>
          </table:table-cell>
          <table:table-cell office:value-type="string">
            <text:p>Dunlop KR</text:p>
          </table:table-cell>
          <table:table-cell table:style-name="Default"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iotr Stachlewski</text:p>
          </table:table-cell>
          <table:table-cell/>
          <table:table-cell office:value-type="float" office:value="43.6">
            <text:p>43,6</text:p>
          </table:table-cell>
          <table:table-cell/>
          <table:table-cell office:value-type="string">
            <text:p>https://facebook.com/profile.php?id=10009188327023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4d3c73a75a0a6cdcf1b423c</text:p>
          </table:table-cell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  <table:table-cell office:value-type="string">
            <text:p>Dunlop d213</text:p>
          </table:table-cell>
          <table:table-cell table:style-name="Default" office:value-type="string">
            <text:p>09.08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Mirek Mordecki</text:p>
          </table:table-cell>
          <table:table-cell/>
          <table:table-cell office:value-type="float" office:value="43.65">
            <text:p>43,65</text:p>
          </table:table-cell>
          <table:table-cell office:value-type="string">
            <text:p>https://instagram.com/mirekmordecki</text:p>
          </table:table-cell>
          <table:table-cell table:number-columns-repeated="2"/>
          <table:table-cell office:value-type="string">
            <text:p>RaceBox</text:p>
          </table:table-cell>
          <table:table-cell/>
          <table:table-cell office:value-type="string">
            <text:p>Honda CBR 6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Pirelli Supercorsa SP V02</text:p>
          </table:table-cell>
          <table:table-cell table:style-name="Default"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Wesy#84</text:p>
          </table:table-cell>
          <table:table-cell/>
          <table:table-cell office:value-type="float" office:value="43.69">
            <text:p>43,69</text:p>
          </table:table-cell>
          <table:table-cell table:number-columns-repeated="2"/>
          <table:table-cell office:value-type="string">
            <text:p>https://www.youtube.com/watch?v=zTMPzs5I0Og</text:p>
          </table:table-cell>
          <table:table-cell office:value-type="string">
            <text:p>LapTimer</text:p>
          </table:table-cell>
          <table:table-cell/>
          <table:table-cell office:value-type="string">
            <text:p>Honda CBR1000RR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01.05.2019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Lukasz Knapik</text:p>
          </table:table-cell>
          <table:table-cell/>
          <table:table-cell office:value-type="float" office:value="43.78">
            <text:p>43,78</text:p>
          </table:table-cell>
          <table:table-cell/>
          <table:table-cell office:value-type="string">
            <text:p>https://facebook.com/loki.balboa.3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Yamaha R6 – 2005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  <table:table-cell office:value-type="string">
            <text:p>Pirelli SuperCorsa 2 &amp; 1</text:p>
          </table:table-cell>
          <table:table-cell table:style-name="Default" office:value-type="string">
            <text:p>03.06.2025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nk</text:p>
          </table:table-cell>
          <table:table-cell/>
          <table:table-cell office:value-type="float" office:value="43.96">
            <text:p>43,96</text:p>
          </table:table-cell>
          <table:table-cell office:value-type="string">
            <text:p>https://instagram.com/cnk.moto</text:p>
          </table:table-cell>
          <table:table-cell/>
          <table:table-cell office:value-type="string">
            <text:p>https://www.youtube.com/watch?v=dKhD-9K65kI</text:p>
          </table:table-cell>
          <table:table-cell office:value-type="string">
            <text:p>Dragy</text:p>
          </table:table-cell>
          <table:table-cell/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1 &amp; 3</text:p>
          </table:table-cell>
          <table:table-cell table:style-name="Default" office:value-type="string">
            <text:p>27.08.201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aciej Markowski</text:p>
          </table:table-cell>
          <table:table-cell/>
          <table:table-cell office:value-type="float" office:value="44.03">
            <text:p>44,03</text:p>
          </table:table-cell>
          <table:table-cell/>
          <table:table-cell office:value-type="string">
            <text:p>https://facebook.com/profile.php?id=10007800214515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b9b7d223b7d5453c270af7</text:p>
          </table:table-cell>
          <table:table-cell office:value-type="string">
            <text:p>Ducati Panigale V4S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P V4</text:p>
          </table:table-cell>
          <table:table-cell table:style-name="Default" office:value-type="string">
            <text:p>04.09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Rut (Tomek Rutecki)</text:p>
          </table:table-cell>
          <table:table-cell/>
          <table:table-cell office:value-type="float" office:value="44.05">
            <text:p>44,05</text:p>
          </table:table-cell>
          <table:table-cell/>
          <table:table-cell office:value-type="string">
            <text:p>https://facebook.com/tomek.rutecki.7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Triumph Street Triple 1200RS</text:p>
          </table:table-cell>
          <table:table-cell/>
          <table:table-cell office:value-type="string">
            <text:p>Naked</text:p>
          </table:table-cell>
          <table:table-cell office:value-type="string">
            <text:p>Metzeler Racetec K3</text:p>
          </table:table-cell>
          <table:table-cell table:style-name="Default" office:value-type="string">
            <text:p>25.08.201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Sławomir Bławat</text:p>
          </table:table-cell>
          <table:table-cell/>
          <table:table-cell office:value-type="float" office:value="44.19">
            <text:p>44,19</text:p>
          </table:table-cell>
          <table:table-cell/>
          <table:table-cell office:value-type="string">
            <text:p>https://facebook.com/profile.php?id=100001693468146</text:p>
          </table:table-cell>
          <table:table-cell/>
          <table:table-cell office:value-type="string">
            <text:p>QSTARZ</text:p>
          </table:table-cell>
          <table:table-cell/>
          <table:table-cell office:value-type="string">
            <text:p>YCF 190 SM</text:p>
          </table:table-cell>
          <table:table-cell/>
          <table:table-cell office:value-type="string">
            <text:p>PitBike</text:p>
          </table:table-cell>
          <table:table-cell office:value-type="string">
            <text:p>PMT Super Soft</text:p>
          </table:table-cell>
          <table:table-cell table:style-name="Default"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float" office:value="44.21">
            <text:p>44,21</text:p>
          </table:table-cell>
          <table:table-cell office:value-type="string">
            <text:p>https://instagram.com/byku_98</text:p>
          </table:table-cell>
          <table:table-cell/>
          <table:table-cell office:value-type="string">
            <text:p>https://www.youtube.com/watch?v=9RfWD7viUCc</text:p>
          </table:table-cell>
          <table:table-cell office:value-type="string">
            <text:p>LapTimer</text:p>
          </table:table-cell>
          <table:table-cell/>
          <table:table-cell office:value-type="string">
            <text:p>Suzuki GSX-R 750 K7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Metzeller Racetec TD slick &amp; <text:s/>Bridgestone V02 soft</text:p>
          </table:table-cell>
          <table:table-cell table:style-name="Default" office:value-type="string">
            <text:p>29.09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Arek Mierzejewski</text:p>
          </table:table-cell>
          <table:table-cell/>
          <table:table-cell office:value-type="float" office:value="44.35">
            <text:p>44,35</text:p>
          </table:table-cell>
          <table:table-cell/>
          <table:table-cell office:value-type="string">
            <text:p>https://facebook.com/arek.mierzejewski.77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  <table:table-cell office:value-type="string">
            <text:p>Pirelli SuperCorsa SC1, Metzeler K2</text:p>
          </table:table-cell>
          <table:table-cell table:style-name="Default"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iotr Stachlewski</text:p>
          </table:table-cell>
          <table:table-cell/>
          <table:table-cell office:value-type="float" office:value="44.48">
            <text:p>44,48</text:p>
          </table:table-cell>
          <table:table-cell table:number-columns-repeated="2"/>
          <table:table-cell office:value-type="string">
            <text:p>https://www.youtube.com/watch?v=pFAJ_RTTp4k</text:p>
          </table:table-cell>
          <table:table-cell office:value-type="string">
            <text:p>RaceBox</text:p>
          </table:table-cell>
          <table:table-cell office:value-type="string">
            <text:p>https://www.racebox.pro/webapp/session/6829fe06c264e95f5c423d89</text:p>
          </table:table-cell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9.05.2025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Karol Brzoskowski</text:p>
          </table:table-cell>
          <table:table-cell/>
          <table:table-cell office:value-type="float" office:value="44.75">
            <text:p>44,75</text:p>
          </table:table-cell>
          <table:table-cell/>
          <table:table-cell office:value-type="string">
            <text:p>https://facebook.com/stefan.kowalski.927980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c3 tyl sc2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Lemur [SD990]Gdynia</text:p>
          </table:table-cell>
          <table:table-cell/>
          <table:table-cell office:value-type="float" office:value="44.8">
            <text:p>44,8</text:p>
          </table:table-cell>
          <table:table-cell/>
          <table:table-cell office:value-type="string">
            <text:p>https://facebook.com/mateusz.parchem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vjKZsW</text:p>
          </table:table-cell>
          <table:table-cell office:value-type="string">
            <text:p>KTM SD 990</text:p>
          </table:table-cell>
          <table:table-cell/>
          <table:table-cell office:value-type="string">
            <text:p>Naked</text:p>
          </table:table-cell>
          <table:table-cell office:value-type="string">
            <text:p>Pirelli SuperCorsa SP</text:p>
          </table:table-cell>
          <table:table-cell table:style-name="Default" office:value-type="string">
            <text:p>25.08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Radek Witkowski</text:p>
          </table:table-cell>
          <table:table-cell/>
          <table:table-cell office:value-type="float" office:value="44.83">
            <text:p>44,83</text:p>
          </table:table-cell>
          <table:table-cell/>
          <table:table-cell office:value-type="string">
            <text:p>https://facebook.com/radek.witkowski.90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Yamaha Thunderace</text:p>
          </table:table-cell>
          <table:table-cell office:value-type="float" office:value="1996">
            <text:p>1996</text:p>
          </table:table-cell>
          <table:table-cell office:value-type="string">
            <text:p>Sport</text:p>
          </table:table-cell>
          <table:table-cell office:value-type="string">
            <text:p>Pirelli Diablo SuperCorsa v2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Wesy#84</text:p>
          </table:table-cell>
          <table:table-cell/>
          <table:table-cell office:value-type="float" office:value="44.89">
            <text:p>44,89</text:p>
          </table:table-cell>
          <table:table-cell table:number-columns-repeated="2"/>
          <table:table-cell office:value-type="string">
            <text:p>https://www.youtube.com/watch?v=kKTiMn7LqJ8</text:p>
          </table:table-cell>
          <table:table-cell office:value-type="string">
            <text:p>LapTimer</text:p>
          </table:table-cell>
          <table:table-cell/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6.09.2018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rzemo84Pila</text:p>
          </table:table-cell>
          <table:table-cell/>
          <table:table-cell office:value-type="float" office:value="44.91">
            <text:p>44,91</text:p>
          </table:table-cell>
          <table:table-cell office:value-type="string">
            <text:p>https://instagram.com/przemo84pila</text:p>
          </table:table-cell>
          <table:table-cell table:number-columns-repeated="2"/>
          <table:table-cell office:value-type="string">
            <text:p>Starlane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table:style-name="ce2" office:value-type="string">
            <text:p>Pirreli SuperBike SC2, Metzeler TD Slick</text:p>
          </table:table-cell>
          <table:table-cell table:style-name="Default" office:value-type="string">
            <text:p>02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iotrSy</text:p>
          </table:table-cell>
          <table:table-cell/>
          <table:table-cell office:value-type="float" office:value="44.94">
            <text:p>44,94</text:p>
          </table:table-cell>
          <table:table-cell/>
          <table:table-cell office:value-type="string">
            <text:p>https://facebook.com/piotrsyy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</text:p>
          </table:table-cell>
          <table:table-cell table:style-name="Default"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Cnk</text:p>
          </table:table-cell>
          <table:table-cell/>
          <table:table-cell office:value-type="float" office:value="45.09">
            <text:p>45,09</text:p>
          </table:table-cell>
          <table:table-cell office:value-type="string">
            <text:p>https://instagram.com/cnk.moto</text:p>
          </table:table-cell>
          <table:table-cell/>
          <table:table-cell office:value-type="string">
            <text:p>https://www.youtube.com/watch?v=zdm_jxXtNu0</text:p>
          </table:table-cell>
          <table:table-cell office:value-type="string">
            <text:p>Dragy</text:p>
          </table:table-cell>
          <table:table-cell/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Leszek Marek Grzybek</text:p>
          </table:table-cell>
          <table:table-cell/>
          <table:table-cell office:value-type="float" office:value="45.44">
            <text:p>45,44</text:p>
          </table:table-cell>
          <table:table-cell office:value-type="string">
            <text:p>https://instagram.com/szybkii93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Suzuki SV 650</text:p>
          </table:table-cell>
          <table:table-cell/>
          <table:table-cell office:value-type="string">
            <text:p>Naked</text:p>
          </table:table-cell>
          <table:table-cell office:value-type="string">
            <text:p>D212 GP Pro + SuperCorsa SC2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MATRII</text:p>
          </table:table-cell>
          <table:table-cell/>
          <table:table-cell office:value-type="float" office:value="45.5">
            <text:p>45,5</text:p>
          </table:table-cell>
          <table:table-cell table:number-columns-repeated="2"/>
          <table:table-cell office:value-type="string">
            <text:p>https://www.youtube.com/watch?v=N-f5eo0UgVc</text:p>
          </table:table-cell>
          <table:table-cell office:value-type="string">
            <text:p>N/A</text:p>
          </table:table-cell>
          <table:table-cell/>
          <table:table-cell office:value-type="string">
            <text:p>Suzuki GSX-R 600 K4</text:p>
          </table:table-cell>
          <table:table-cell/>
          <table:table-cell office:value-type="string">
            <text:p>Sport</text:p>
          </table:table-cell>
          <table:table-cell office:value-type="string">
            <text:p>Dunlop Sportsmart TT</text:p>
          </table:table-cell>
          <table:table-cell table:style-name="Default" office:value-type="string">
            <text:p>15.09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Michał „Machu” Mach</text:p>
          </table:table-cell>
          <table:table-cell/>
          <table:table-cell office:value-type="float" office:value="45.72">
            <text:p>45,72</text:p>
          </table:table-cell>
          <table:table-cell office:value-type="string">
            <text:p>https://instagram.com/mikemachu</text:p>
          </table:table-cell>
          <table:table-cell table:number-columns-repeated="2"/>
          <table:table-cell office:value-type="string">
            <text:p>RaceBox</text:p>
          </table:table-cell>
          <table:table-cell/>
          <table:table-cell office:value-type="string">
            <text:p>Triumph Street Triple 1200 RS</text:p>
          </table:table-cell>
          <table:table-cell/>
          <table:table-cell office:value-type="string">
            <text:p>Naked</text:p>
          </table:table-cell>
          <table:table-cell office:value-type="string">
            <text:p>Pirelli Rosso IV Corsa</text:p>
          </table:table-cell>
          <table:table-cell table:style-name="Default" office:value-type="string">
            <text:p>06.09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aniele</text:p>
          </table:table-cell>
          <table:table-cell office:value-type="string">
            <text:p>Hot Head Bikers</text:p>
          </table:table-cell>
          <table:table-cell office:value-type="float" office:value="45.82">
            <text:p>45,82</text:p>
          </table:table-cell>
          <table:table-cell office:value-type="string">
            <text:p>https://instagram.com/dparodi72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Dunlop 212 &amp; Metzeler Racetec RR K3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float" office:value="45.86">
            <text:p>45,86</text:p>
          </table:table-cell>
          <table:table-cell office:value-type="string">
            <text:p>https://instagram.com/womer_1k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CBR1000RR-R SP</text:p>
          </table:table-cell>
          <table:table-cell/>
          <table:table-cell office:value-type="string">
            <text:p>Sport</text:p>
          </table:table-cell>
          <table:table-cell office:value-type="string">
            <text:p>Diablo Rosso Corsa 4</text:p>
          </table:table-cell>
          <table:table-cell table:style-name="Default" office:value-type="string">
            <text:p>04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float" office:value="47.97">
            <text:p>47,97</text:p>
          </table:table-cell>
          <table:table-cell office:value-type="string">
            <text:p>https://instagram.com/womer_1k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Fireblade CBR10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2-01-01">
            <text:p>1.01.2022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Lukasz Wieczorek</text:p>
          </table:table-cell>
          <table:table-cell/>
          <table:table-cell office:value-type="float" office:value="45.96">
            <text:p>45,96</text:p>
          </table:table-cell>
          <table:table-cell/>
          <table:table-cell office:value-type="string">
            <text:p>https://facebook.com/hondaplaza</text:p>
          </table:table-cell>
          <table:table-cell office:value-type="string">
            <text:p>https://www.youtube.com/watch?v=TG_MpTk0tcI</text:p>
          </table:table-cell>
          <table:table-cell office:value-type="string">
            <text:p>LP-Cheetah</text:p>
          </table:table-cell>
          <table:table-cell/>
          <table:table-cell office:value-type="string">
            <text:p>Honda CBR250R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23.07.2016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Imax_s3</text:p>
          </table:table-cell>
          <table:table-cell/>
          <table:table-cell office:value-type="float" office:value="45.67">
            <text:p>45,67</text:p>
          </table:table-cell>
          <table:table-cell office:value-type="string">
            <text:p>https://instagram.com/imax_s3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Aprilia Tuono v4 1100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IV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Desmomati</text:p>
          </table:table-cell>
          <table:table-cell office:value-type="string">
            <text:p>Hot Head Bikers</text:p>
          </table:table-cell>
          <table:table-cell office:value-type="float" office:value="46.12">
            <text:p>46,12</text:p>
          </table:table-cell>
          <table:table-cell office:value-type="string">
            <text:p>https://instagram.com/desmomati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Ducati Panigale V4R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P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Adam</text:p>
          </table:table-cell>
          <table:table-cell office:value-type="string">
            <text:p>Hot Head Bikers</text:p>
          </table:table-cell>
          <table:table-cell office:value-type="float" office:value="46.18">
            <text:p>46,18</text:p>
          </table:table-cell>
          <table:table-cell office:value-type="string">
            <text:p>https://instagram.com/adas_r1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Yamaha R1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2-01-01">
            <text:p>1.01.2022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Arek</text:p>
          </table:table-cell>
          <table:table-cell/>
          <table:table-cell office:value-type="float" office:value="46.38">
            <text:p>46,38</text:p>
          </table:table-cell>
          <table:table-cell/>
          <table:table-cell office:value-type="string">
            <text:p>https://facebook.com/fejkowy.fejk.50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TM Duke 79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 + Bridgestone Battlax S23</text:p>
          </table:table-cell>
          <table:table-cell table:style-name="Default" office:value-type="string">
            <text:p>03.09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Mateusz Karpiński</text:p>
          </table:table-cell>
          <table:table-cell/>
          <table:table-cell office:value-type="float" office:value="46.41">
            <text:p>46,41</text:p>
          </table:table-cell>
          <table:table-cell office:value-type="string">
            <text:p>https://instagram.com/motogyver</text:p>
          </table:table-cell>
          <table:table-cell/>
          <table:table-cell office:value-type="string">
            <text:p>https://www.youtube.com/watch?v=Rk9mtODkO1Y</text:p>
          </table:table-cell>
          <table:table-cell office:value-type="string">
            <text:p>RaceChrono</text:p>
          </table:table-cell>
          <table:table-cell/>
          <table:table-cell office:value-type="string">
            <text:p>Honda CB 600F Hornet</text:p>
          </table:table-cell>
          <table:table-cell office:value-type="float" office:value="2003">
            <text:p>2003</text:p>
          </table:table-cell>
          <table:table-cell office:value-type="string">
            <text:p>Naked</text:p>
          </table:table-cell>
          <table:table-cell office:value-type="string">
            <text:p>Michelin Power Cup 2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Lejdi_kuki</text:p>
          </table:table-cell>
          <table:table-cell office:value-type="string">
            <text:p>Hot Head Bikers</text:p>
          </table:table-cell>
          <table:table-cell office:value-type="float" office:value="46.43">
            <text:p>46,43</text:p>
          </table:table-cell>
          <table:table-cell office:value-type="string">
            <text:p>https://instagram.com/lejdi.kuki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Kawasaki ZX-6R</text:p>
          </table:table-cell>
          <table:table-cell/>
          <table:table-cell office:value-type="string">
            <text:p>Sport</text:p>
          </table:table-cell>
          <table:table-cell office:value-type="string">
            <text:p>Dunlop d212</text:p>
          </table:table-cell>
          <table:table-cell table:style-name="Default" office:value-type="string">
            <text:p>24.08.2022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Paweł FZ125 GD</text:p>
          </table:table-cell>
          <table:table-cell/>
          <table:table-cell office:value-type="float" office:value="46.56">
            <text:p>46,56</text:p>
          </table:table-cell>
          <table:table-cell office:value-type="string">
            <text:p>https://instagram.com/elodylu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table:style-name="Default"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Kamil_Mal</text:p>
          </table:table-cell>
          <table:table-cell/>
          <table:table-cell office:value-type="float" office:value="46.62">
            <text:p>46,62</text:p>
          </table:table-cell>
          <table:table-cell office:value-type="string">
            <text:p>https://instagram.com/maliniak_765rs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table:style-name="Default" office:value-type="string">
            <text:p>04.06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Kamil_Mal</text:p>
          </table:table-cell>
          <table:table-cell/>
          <table:table-cell office:value-type="float" office:value="46.76">
            <text:p>46,76</text:p>
          </table:table-cell>
          <table:table-cell office:value-type="string">
            <text:p>https://instagram.com/maliniak_765rs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Triumph Street Triple 765 RS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SuperCorsa V3</text:p>
          </table:table-cell>
          <table:table-cell table:style-name="Default"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Marek Marcinski</text:p>
          </table:table-cell>
          <table:table-cell/>
          <table:table-cell office:value-type="float" office:value="46.73">
            <text:p>46,73</text:p>
          </table:table-cell>
          <table:table-cell/>
          <table:table-cell office:value-type="string">
            <text:p>https://facebook.com/marek.marcinski1</text:p>
          </table:table-cell>
          <table:table-cell office:value-type="string">
            <text:p>https://www.youtube.com/watch?v=0_K1jzgGZp4</text:p>
          </table:table-cell>
          <table:table-cell office:value-type="string">
            <text:p>N/A</text:p>
          </table:table-cell>
          <table:table-cell/>
          <table:table-cell office:value-type="string">
            <text:p>Triumph Street Triple 765 R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IV</text:p>
          </table:table-cell>
          <table:table-cell table:style-name="Default" office:value-type="string">
            <text:p>31.05.2025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Veloce_Sig</text:p>
          </table:table-cell>
          <table:table-cell office:value-type="string">
            <text:p>Hot Head Bikers</text:p>
          </table:table-cell>
          <table:table-cell office:value-type="float" office:value="46.75">
            <text:p>46,75</text:p>
          </table:table-cell>
          <table:table-cell/>
          <table:table-cell office:value-type="string">
            <text:p>https://facebook.com/tuurboos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Suzuki GSX-R 750 K6</text:p>
          </table:table-cell>
          <table:table-cell/>
          <table:table-cell office:value-type="string">
            <text:p>Sport</text:p>
          </table:table-cell>
          <table:table-cell office:value-type="string">
            <text:p>Pirelli SP + Bridgestone rs 10</text:p>
          </table:table-cell>
          <table:table-cell table:style-name="Default" office:value-type="string">
            <text:p>14.08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Trenergranat</text:p>
          </table:table-cell>
          <table:table-cell/>
          <table:table-cell office:value-type="float" office:value="46.47">
            <text:p>46,47</text:p>
          </table:table-cell>
          <table:table-cell office:value-type="string">
            <text:p>https://instagram.com/monster_sp_ducati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Ducati Monster 937 SP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SuperCorsa V4 SP</text:p>
          </table:table-cell>
          <table:table-cell table:style-name="Default"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Maciej Furious</text:p>
          </table:table-cell>
          <table:table-cell/>
          <table:table-cell office:value-type="float" office:value="46.9">
            <text:p>46,9</text:p>
          </table:table-cell>
          <table:table-cell table:number-columns-repeated="3"/>
          <table:table-cell office:value-type="string">
            <text:p>RaceBox</text:p>
          </table:table-cell>
          <table:table-cell/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Daniel Raczyło</text:p>
          </table:table-cell>
          <table:table-cell/>
          <table:table-cell office:value-type="float" office:value="47.17">
            <text:p>47,17</text:p>
          </table:table-cell>
          <table:table-cell/>
          <table:table-cell office:value-type="string">
            <text:p>https://facebook.com/profile.php?id=100029542363311</text:p>
          </table:table-cell>
          <table:table-cell/>
          <table:table-cell office:value-type="string">
            <text:p>PZRacing</text:p>
          </table:table-cell>
          <table:table-cell/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5-08-08">
            <text:p>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Tina_Mloda_1000RR</text:p>
          </table:table-cell>
          <table:table-cell office:value-type="string">
            <text:p>Hot Head Bikers</text:p>
          </table:table-cell>
          <table:table-cell office:value-type="float" office:value="47.47">
            <text:p>47,47</text:p>
          </table:table-cell>
          <table:table-cell office:value-type="string">
            <text:p>https://instagram.com/toskawka93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BMW 1000RR</text:p>
          </table:table-cell>
          <table:table-cell office:value-type="float" office:value="2024">
            <text:p>2024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Wojtek- HHB</text:p>
          </table:table-cell>
          <table:table-cell/>
          <table:table-cell office:value-type="float" office:value="47.49">
            <text:p>47,49</text:p>
          </table:table-cell>
          <table:table-cell office:value-type="string">
            <text:p>https://instagram.com/superbikebtc</text:p>
          </table:table-cell>
          <table:table-cell table:number-columns-repeated="2"/>
          <table:table-cell office:value-type="string">
            <text:p>RaceBox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5.07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float" office:value="47.5">
            <text:p>47,5</text:p>
          </table:table-cell>
          <table:table-cell office:value-type="string">
            <text:p>https://instagram.com/byku_98</text:p>
          </table:table-cell>
          <table:table-cell/>
          <table:table-cell office:value-type="string">
            <text:p>https://www.youtube.com/watch?v=GPy7wa6-2rc</text:p>
          </table:table-cell>
          <table:table-cell office:value-type="string">
            <text:p>RaceChrono</text:p>
          </table:table-cell>
          <table:table-cell/>
          <table:table-cell office:value-type="string">
            <text:p>Triumph Street Triple 105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18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Marcin - olo.scr</text:p>
          </table:table-cell>
          <table:table-cell/>
          <table:table-cell office:value-type="float" office:value="47.5">
            <text:p>47,5</text:p>
          </table:table-cell>
          <table:table-cell office:value-type="string">
            <text:p>https://instagram.com/olo.scr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  <table:table-cell office:value-type="string">
            <text:p>Pirelli SuperCorsa SP V4</text:p>
          </table:table-cell>
          <table:table-cell office:value-type="string">
            <text:p>20.07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Wojtek #251</text:p>
          </table:table-cell>
          <table:table-cell/>
          <table:table-cell office:value-type="float" office:value="47.51">
            <text:p>47,51</text:p>
          </table:table-cell>
          <table:table-cell office:value-type="string">
            <text:p>https://instagram.com/nixtend_</text:p>
          </table:table-cell>
          <table:table-cell table:number-columns-repeated="2"/>
          <table:table-cell office:value-type="string">
            <text:p>RaceBox</text:p>
          </table:table-cell>
          <table:table-cell office:value-type="string">
            <text:p>https://www.racebox.pro/webapp/session/68a5ee848762225130e40d8d</text:p>
          </table:table-cell>
          <table:table-cell office:value-type="string">
            <text:p>YCF 150 SM</text:p>
          </table:table-cell>
          <table:table-cell/>
          <table:table-cell office:value-type="string">
            <text:p>PitBike</text:p>
          </table:table-cell>
          <table:table-cell office:value-type="string">
            <text:p>PMT Soft</text:p>
          </table:table-cell>
          <table:table-cell office:value-type="string">
            <text:p>20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Marek Boczula</text:p>
          </table:table-cell>
          <table:table-cell/>
          <table:table-cell office:value-type="float" office:value="47.66">
            <text:p>47,66</text:p>
          </table:table-cell>
          <table:table-cell office:value-type="string">
            <text:p>https://instagram.com/marek.boczula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Pu3pH7</text:p>
          </table:table-cell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II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Dawid Roda</text:p>
          </table:table-cell>
          <table:table-cell/>
          <table:table-cell office:value-type="float" office:value="47.8">
            <text:p>47,8</text:p>
          </table:table-cell>
          <table:table-cell table:number-columns-repeated="2"/>
          <table:table-cell office:value-type="string">
            <text:p>https://www.youtube.com/watch?v=etejhe2I4OQ</text:p>
          </table:table-cell>
          <table:table-cell office:value-type="string">
            <text:p>RaceChrono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3.05.2022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PiratJerry(954 Fireblade)GA</text:p>
          </table:table-cell>
          <table:table-cell/>
          <table:table-cell office:value-type="float" office:value="46.84">
            <text:p>46,84</text:p>
          </table:table-cell>
          <table:table-cell office:value-type="string">
            <text:p>https://instagram.com/jerry.fireblade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Honda CBR1000RR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13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Piotr Woronowicz</text:p>
          </table:table-cell>
          <table:table-cell/>
          <table:table-cell office:value-type="float" office:value="47.91">
            <text:p>47,91</text:p>
          </table:table-cell>
          <table:table-cell office:value-type="string">
            <text:p>https://instagram.com/woronowicz.p</text:p>
          </table:table-cell>
          <table:table-cell/>
          <table:table-cell office:value-type="string">
            <text:p>https://www.youtube.com/watch?v=j-Dms7XyWuA</text:p>
          </table:table-cell>
          <table:table-cell office:value-type="string">
            <text:p>RaceBox</text:p>
          </table:table-cell>
          <table:table-cell/>
          <table:table-cell office:value-type="string">
            <text:p>YCF K150 SM</text:p>
          </table:table-cell>
          <table:table-cell/>
          <table:table-cell office:value-type="string">
            <text:p>PitBike</text:p>
          </table:table-cell>
          <table:table-cell office:value-type="string">
            <text:p>PMT Soft</text:p>
          </table:table-cell>
          <table:table-cell office:value-type="string">
            <text:p>20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Pati [MT07] Rumia</text:p>
          </table:table-cell>
          <table:table-cell/>
          <table:table-cell office:value-type="float" office:value="47.89">
            <text:p>47,89</text:p>
          </table:table-cell>
          <table:table-cell office:value-type="string">
            <text:p>https://instagram.com/moto_angry_girl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2nsoNH</text:p>
          </table:table-cell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3.09.2025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Ladydriver_GSX-R</text:p>
          </table:table-cell>
          <table:table-cell/>
          <table:table-cell office:value-type="float" office:value="47.95">
            <text:p>47,95</text:p>
          </table:table-cell>
          <table:table-cell office:value-type="string">
            <text:p>https://instagram.com/ladydriver_GSX-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Rosso IV Corsa</text:p>
          </table:table-cell>
          <table:table-cell office:value-type="string">
            <text:p>13.08.2025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Szymon Schewe</text:p>
          </table:table-cell>
          <table:table-cell/>
          <table:table-cell office:value-type="float" office:value="48.04">
            <text:p>48,04</text:p>
          </table:table-cell>
          <table:table-cell/>
          <table:table-cell office:value-type="string">
            <text:p>https://facebook.com/szymon.schewe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Yamaha R1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Michał /Dziadek Z 750 Gdańsk</text:p>
          </table:table-cell>
          <table:table-cell/>
          <table:table-cell office:value-type="float" office:value="47.97">
            <text:p>47,97</text:p>
          </table:table-cell>
          <table:table-cell/>
          <table:table-cell office:value-type="string">
            <text:p>https://facebook.com/michal.starosz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awasaki Z75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Marek Janikowski</text:p>
          </table:table-cell>
          <table:table-cell/>
          <table:table-cell office:value-type="float" office:value="48.3">
            <text:p>48,3</text:p>
          </table:table-cell>
          <table:table-cell table:number-columns-repeated="2"/>
          <table:table-cell office:value-type="string">
            <text:p>https://www.youtube.com/watch?v=R6DwZpXyc0c</text:p>
          </table:table-cell>
          <table:table-cell office:value-type="string">
            <text:p>N/A</text:p>
          </table:table-cell>
          <table:table-cell/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01.07.2019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Mateusz Muchlado</text:p>
          </table:table-cell>
          <table:table-cell/>
          <table:table-cell office:value-type="float" office:value="48.49">
            <text:p>48,49</text:p>
          </table:table-cell>
          <table:table-cell/>
          <table:table-cell office:value-type="string">
            <text:p>https://facebook.com/mateusz.muchlado.5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962592365a59e829aee2e1</text:p>
          </table:table-cell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Marcin Sleziak</text:p>
          </table:table-cell>
          <table:table-cell/>
          <table:table-cell office:value-type="float" office:value="48.55">
            <text:p>48,55</text:p>
          </table:table-cell>
          <table:table-cell table:number-columns-repeated="2"/>
          <table:table-cell office:value-type="string">
            <text:p>https://www.youtube.com/watch?v=mtZYhxPiyCU</text:p>
          </table:table-cell>
          <table:table-cell office:value-type="string">
            <text:p>RaceChrono</text:p>
          </table:table-cell>
          <table:table-cell/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  <table:table-cell office:value-type="string">
            <text:p>Mitas, soft, tyl medium</text:p>
          </table:table-cell>
          <table:table-cell office:value-type="string">
            <text:p>31.05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Tredzio</text:p>
          </table:table-cell>
          <table:table-cell/>
          <table:table-cell office:value-type="float" office:value="48.01">
            <text:p>48,01</text:p>
          </table:table-cell>
          <table:table-cell office:value-type="string">
            <text:p>https://instagram.com/tredziu_01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OCZKO</text:p>
          </table:table-cell>
          <table:table-cell office:value-type="string">
            <text:p>Hot Head Bikers</text:p>
          </table:table-cell>
          <table:table-cell office:value-type="float" office:value="48.77">
            <text:p>48,77</text:p>
          </table:table-cell>
          <table:table-cell/>
          <table:table-cell office:value-type="string">
            <text:p>https://facebook.com/G0OCZKO</text:p>
          </table:table-cell>
          <table:table-cell office:value-type="string">
            <text:p>https://www.youtube.com/watch?v=JJBhTNXK2pM</text:p>
          </table:table-cell>
          <table:table-cell office:value-type="string">
            <text:p>LapThrophy</text:p>
          </table:table-cell>
          <table:table-cell office:value-type="string">
            <text:p>https://www.laptrophy.com/sessions/pBpXcM</text:p>
          </table:table-cell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9.08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Mateusz Wrona</text:p>
          </table:table-cell>
          <table:table-cell/>
          <table:table-cell office:value-type="float" office:value="48.85">
            <text:p>48,85</text:p>
          </table:table-cell>
          <table:table-cell office:value-type="string">
            <text:p>https://instagram.com/maxiorsky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KTM SuperDuke 1290 GT</text:p>
          </table:table-cell>
          <table:table-cell/>
          <table:table-cell office:value-type="string">
            <text:p>Touring</text:p>
          </table:table-cell>
          <table:table-cell office:value-type="string">
            <text:p>Pirelli Diablo Corsa IV</text:p>
          </table:table-cell>
          <table:table-cell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Inmatefrompl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office:value-type="string">
            <text:p>https://www.youtube.com/watch?v=YyVmTd5NrWU</text:p>
          </table:table-cell>
          <table:table-cell office:value-type="string">
            <text:p>N/A</text:p>
          </table:table-cell>
          <table:table-cell/>
          <table:table-cell office:value-type="string">
            <text:p>Honda Hornet 600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18.09.2020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Marek Marco Orłowski</text:p>
          </table:table-cell>
          <table:table-cell/>
          <table:table-cell office:value-type="float" office:value="49.08">
            <text:p>49,08</text:p>
          </table:table-cell>
          <table:table-cell/>
          <table:table-cell office:value-type="string">
            <text:p>https://facebook.com/profile.php?id=100001135339340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Metzeler M9RR</text:p>
          </table:table-cell>
          <table:table-cell office:value-type="string">
            <text:p>18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Bartoszbeny_</text:p>
          </table:table-cell>
          <table:table-cell/>
          <table:table-cell office:value-type="float" office:value="49.37">
            <text:p>49,37</text:p>
          </table:table-cell>
          <table:table-cell office:value-type="string">
            <text:p>https://instagram.com/bartoszbeny_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Konrad Bocian</text:p>
          </table:table-cell>
          <table:table-cell/>
          <table:table-cell office:value-type="float" office:value="49.43">
            <text:p>49,43</text:p>
          </table:table-cell>
          <table:table-cell office:value-type="string">
            <text:p>https://instagram.com/thunder_stork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  <table:table-cell office:value-type="string">
            <text:p>Metzeler Sportec M9 RR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Jakub Chwastek</text:p>
          </table:table-cell>
          <table:table-cell/>
          <table:table-cell office:value-type="float" office:value="49.65">
            <text:p>49,65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KTM Duke 690</text:p>
          </table:table-cell>
          <table:table-cell/>
          <table:table-cell office:value-type="string">
            <text:p>Naked</text:p>
          </table:table-cell>
          <table:table-cell office:value-type="string">
            <text:p>Metzeler Sportec M5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Mateusz GSR750 GD</text:p>
          </table:table-cell>
          <table:table-cell/>
          <table:table-cell office:value-type="float" office:value="49.74">
            <text:p>49,74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Naked</text:p>
          </table:table-cell>
          <table:table-cell office:value-type="string">
            <text:p>Dunlop gpr300</text:p>
          </table:table-cell>
          <table:table-cell office:value-type="string">
            <text:p>29.06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BarKop</text:p>
          </table:table-cell>
          <table:table-cell/>
          <table:table-cell office:value-type="float" office:value="49.98">
            <text:p>49,98</text:p>
          </table:table-cell>
          <table:table-cell/>
          <table:table-cell office:value-type="string">
            <text:p>https://facebook.com/bartek.kopczynski.3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Triumph Street Triple 675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1</text:p>
          </table:table-cell>
          <table:table-cell office:value-type="string">
            <text:p>09.08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twojstarysolibudyn</text:p>
          </table:table-cell>
          <table:table-cell/>
          <table:table-cell office:value-type="float" office:value="49.98">
            <text:p>49,98</text:p>
          </table:table-cell>
          <table:table-cell office:value-type="string">
            <text:p>https://instagram.com/twojstarysolibudyn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X-S 100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6.07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StasienK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string">
            <text:p>https://www.youtube.com/watch?v=zlr0jZPrAj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24.04.2022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Seba</text:p>
          </table:table-cell>
          <table:table-cell office:value-type="string">
            <text:p>Hot Head Bikers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https://facebook.com/sebastian.gajda.92775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Honda CBR 954RR Fireblade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1</text:p>
          </table:table-cell>
          <table:table-cell office:value-type="string">
            <text:p>05.06.2023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Majkel - Michał Dembowski</text:p>
          </table:table-cell>
          <table:table-cell/>
          <table:table-cell office:value-type="float" office:value="50.1">
            <text:p>50,1</text:p>
          </table:table-cell>
          <table:table-cell/>
          <table:table-cell office:value-type="string">
            <text:p>https://facebook.com/profile.php?id=100001361930125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Suzuki GSX-8R</text:p>
          </table:table-cell>
          <table:table-cell/>
          <table:table-cell office:value-type="string">
            <text:p>Sport</text:p>
          </table:table-cell>
          <table:table-cell office:value-type="string">
            <text:p>DUNLOP SPORTMAX ROADSPORT 2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Kacper Malecki</text:p>
          </table:table-cell>
          <table:table-cell/>
          <table:table-cell office:value-type="float" office:value="50.11">
            <text:p>50,11</text:p>
          </table:table-cell>
          <table:table-cell table:number-columns-repeated="2"/>
          <table:table-cell office:value-type="string">
            <text:p>https://www.youtube.com/watch?v=jpMLFT5rWFQ</text:p>
          </table:table-cell>
          <table:table-cell office:value-type="string">
            <text:p>N/A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18.08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Motocykle</text:p>
          </table:table-cell>
          <table:table-cell/>
          <table:table-cell office:value-type="float" office:value="50.4">
            <text:p>50,4</text:p>
          </table:table-cell>
          <table:table-cell table:number-columns-repeated="2"/>
          <table:table-cell office:value-type="string">
            <text:p>https://www.youtube.com/watch?v=8Cy3ZOiHk_k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4.08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Fluffy GSX-R750 Rotmanka</text:p>
          </table:table-cell>
          <table:table-cell/>
          <table:table-cell office:value-type="float" office:value="50.5">
            <text:p>50,5</text:p>
          </table:table-cell>
          <table:table-cell office:value-type="string">
            <text:p>https://instagram.com/marco.fluffy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R 75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9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Emil_Uciekinier</text:p>
          </table:table-cell>
          <table:table-cell/>
          <table:table-cell office:value-type="float" office:value="50.83">
            <text:p>50,83</text:p>
          </table:table-cell>
          <table:table-cell office:value-type="string">
            <text:p>https://instagram.com/emilh2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Adam Szuba</text:p>
          </table:table-cell>
          <table:table-cell/>
          <table:table-cell office:value-type="float" office:value="50.99">
            <text:p>50,99</text:p>
          </table:table-cell>
          <table:table-cell/>
          <table:table-cell office:value-type="string">
            <text:p>https://facebook.com/profile.php?id=61551900655271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Metzeler Racetec TD Slick</text:p>
          </table:table-cell>
          <table:table-cell office:value-type="string">
            <text:p>19.09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Szymon_ndg</text:p>
          </table:table-cell>
          <table:table-cell/>
          <table:table-cell office:value-type="float" office:value="51">
            <text:p>51</text:p>
          </table:table-cell>
          <table:table-cell table:number-columns-repeated="2"/>
          <table:table-cell office:value-type="string">
            <text:p>https://www.youtube.com/watch?v=sqgmlAghHsg</text:p>
          </table:table-cell>
          <table:table-cell table:number-columns-repeated="2"/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30.08.2023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Typical Seba</text:p>
          </table:table-cell>
          <table:table-cell/>
          <table:table-cell office:value-type="float" office:value="51">
            <text:p>51</text:p>
          </table:table-cell>
          <table:table-cell table:number-columns-repeated="3"/>
          <table:table-cell office:value-type="string">
            <text:p>N/A</text:p>
          </table:table-cell>
          <table:table-cell/>
          <table:table-cell office:value-type="string">
            <text:p>Ducati Monster 1200R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07.09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Leszke Heszke</text:p>
          </table:table-cell>
          <table:table-cell/>
          <table:table-cell office:value-type="float" office:value="51.29">
            <text:p>51,29</text:p>
          </table:table-cell>
          <table:table-cell office:value-type="string">
            <text:p>https://instagram.com/lesgotob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sWe3OI</text:p>
          </table:table-cell>
          <table:table-cell office:value-type="string">
            <text:p>Kawasaki ZX-6R</text:p>
          </table:table-cell>
          <table:table-cell office:value-type="float" office:value="2008">
            <text:p>2008</text:p>
          </table:table-cell>
          <table:table-cell office:value-type="string">
            <text:p>Sport</text:p>
          </table:table-cell>
          <table:table-cell office:value-type="string">
            <text:p>Bridgestone Battlax S21</text:p>
          </table:table-cell>
          <table:table-cell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Mateusz Kaczmi Kaczmarek</text:p>
          </table:table-cell>
          <table:table-cell/>
          <table:table-cell office:value-type="float" office:value="51.35">
            <text:p>51,35</text:p>
          </table:table-cell>
          <table:table-cell office:value-type="string">
            <text:p>https://instagram.com/suchykaczmii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FZ1-N</text:p>
          </table:table-cell>
          <table:table-cell/>
          <table:table-cell office:value-type="string">
            <text:p>Naked</text:p>
          </table:table-cell>
          <table:table-cell office:value-type="string">
            <text:p>Dunlop SportSmart 3</text:p>
          </table:table-cell>
          <table:table-cell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Mateusz GSR750 GD</text:p>
          </table:table-cell>
          <table:table-cell/>
          <table:table-cell office:value-type="float" office:value="51.37">
            <text:p>51,37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GSR 750</text:p>
          </table:table-cell>
          <table:table-cell/>
          <table:table-cell office:value-type="string">
            <text:p>Naked</text:p>
          </table:table-cell>
          <table:table-cell office:value-type="string">
            <text:p>Dunlop gpr300</text:p>
          </table:table-cell>
          <table:table-cell office:value-type="string">
            <text:p>05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Karol Brzoskowski</text:p>
          </table:table-cell>
          <table:table-cell/>
          <table:table-cell office:value-type="float" office:value="50.41">
            <text:p>50,41</text:p>
          </table:table-cell>
          <table:table-cell/>
          <table:table-cell office:value-type="string">
            <text:p>https://facebook.com/stefan.kowalski.927980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MRF 160-R SM</text:p>
          </table:table-cell>
          <table:table-cell/>
          <table:table-cell office:value-type="string">
            <text:p>PitBike</text:p>
          </table:table-cell>
          <table:table-cell office:value-type="string">
            <text:p>Diablo Rosso Scooter SC</text:p>
          </table:table-cell>
          <table:table-cell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Lukasz_FZ1_Gdansk</text:p>
          </table:table-cell>
          <table:table-cell/>
          <table:table-cell office:value-type="float" office:value="51.64">
            <text:p>51,64</text:p>
          </table:table-cell>
          <table:table-cell/>
          <table:table-cell office:value-type="string">
            <text:p>https://facebook.com/putek.putynkowski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QeHqzu</text:p>
          </table:table-cell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Piotr Falcon</text:p>
          </table:table-cell>
          <table:table-cell/>
          <table:table-cell office:value-type="float" office:value="51.68">
            <text:p>51,68</text:p>
          </table:table-cell>
          <table:table-cell office:value-type="string">
            <text:p>https://instagram.com/piotrfalcon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MT09</text:p>
          </table:table-cell>
          <table:table-cell office:value-type="float" office:value="2024">
            <text:p>2024</text:p>
          </table:table-cell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Piotr</text:p>
          </table:table-cell>
          <table:table-cell office:value-type="string">
            <text:p>Hot Head Bikers</text:p>
          </table:table-cell>
          <table:table-cell office:value-type="float" office:value="51.99">
            <text:p>51,99</text:p>
          </table:table-cell>
          <table:table-cell/>
          <table:table-cell office:value-type="string">
            <text:p>https://facebook.com/piotr.cieslik.161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3</text:p>
          </table:table-cell>
          <table:table-cell office:value-type="string">
            <text:p>05.07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Szymon_ndg</text:p>
          </table:table-cell>
          <table:table-cell/>
          <table:table-cell office:value-type="float" office:value="52.01">
            <text:p>52,01</text:p>
          </table:table-cell>
          <table:table-cell table:number-columns-repeated="3"/>
          <table:table-cell office:value-type="string">
            <text:p>3MMRacing App</text:p>
          </table:table-cell>
          <table:table-cell/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  <table:table-cell/>
          <table:table-cell office:value-type="string">
            <text:p>28.08.2022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Paweł (Sid) Dr-z 400 SM</text:p>
          </table:table-cell>
          <table:table-cell/>
          <table:table-cell office:value-type="float" office:value="52.02">
            <text:p>52,02</text:p>
          </table:table-cell>
          <table:table-cell office:value-type="string">
            <text:p>https://instagram.com/sidartistics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Suzuki DR-Z4SM</text:p>
          </table:table-cell>
          <table:table-cell/>
          <table:table-cell office:value-type="string">
            <text:p>SuperMoto</text:p>
          </table:table-cell>
          <table:table-cell office:value-type="string">
            <text:p>Pirelli Diablo Roso 2</text:p>
          </table:table-cell>
          <table:table-cell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Maciek Jagiełło</text:p>
          </table:table-cell>
          <table:table-cell/>
          <table:table-cell office:value-type="float" office:value="52.24">
            <text:p>52,24</text:p>
          </table:table-cell>
          <table:table-cell office:value-type="string">
            <text:p>https://instagram.com/maciekzim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Honda CBR650R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Rosso IV</text:p>
          </table:table-cell>
          <table:table-cell office:value-type="string">
            <text:p>17.08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Bartosz Butajło</text:p>
          </table:table-cell>
          <table:table-cell/>
          <table:table-cell office:value-type="float" office:value="52.56">
            <text:p>52,56</text:p>
          </table:table-cell>
          <table:table-cell/>
          <table:table-cell office:value-type="string">
            <text:p>https://facebook.com/profile.php?id=100071721794049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Honda CB 600F Hornet</text:p>
          </table:table-cell>
          <table:table-cell/>
          <table:table-cell office:value-type="string">
            <text:p>Naked</text:p>
          </table:table-cell>
          <table:table-cell office:value-type="string">
            <text:p>Michelin PILOT POWER 2ct</text:p>
          </table:table-cell>
          <table:table-cell office:value-type="string">
            <text:p>17.08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Mateusz Grzyb</text:p>
          </table:table-cell>
          <table:table-cell/>
          <table:table-cell office:value-type="float" office:value="52.59">
            <text:p>52,59</text:p>
          </table:table-cell>
          <table:table-cell/>
          <table:table-cell office:value-type="string">
            <text:p>https://facebook.com/mateusz.grzyb.31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Honda CB1000R</text:p>
          </table:table-cell>
          <table:table-cell office:value-type="float" office:value="2009">
            <text:p>2009</text:p>
          </table:table-cell>
          <table:table-cell office:value-type="string">
            <text:p>Naked</text:p>
          </table:table-cell>
          <table:table-cell office:value-type="string">
            <text:p>Bridgestone bt023+ Metzeler m7rr</text:p>
          </table:table-cell>
          <table:table-cell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Angy_S1000R GDA</text:p>
          </table:table-cell>
          <table:table-cell/>
          <table:table-cell office:value-type="float" office:value="52.69">
            <text:p>52,69</text:p>
          </table:table-cell>
          <table:table-cell office:value-type="string">
            <text:p>https://instagram.com/angy_s1000r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BMW S1000R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31.07.2024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Dezyderiusz Łaszkiewicz</text:p>
          </table:table-cell>
          <table:table-cell/>
          <table:table-cell office:value-type="float" office:value="53">
            <text:p>53</text:p>
          </table:table-cell>
          <table:table-cell table:number-columns-repeated="2"/>
          <table:table-cell office:value-type="string">
            <text:p>https://www.youtube.com/watch?v=MBhLJZ8ToA0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/>
          <table:table-cell office:value-type="string">
            <text:p>02.07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Maciej Badtke</text:p>
          </table:table-cell>
          <table:table-cell office:value-type="string">
            <text:p>Hot Head Bikers</text:p>
          </table:table-cell>
          <table:table-cell office:value-type="float" office:value="53">
            <text:p>53</text:p>
          </table:table-cell>
          <table:table-cell office:value-type="string">
            <text:p>https://instagram.com/maciejbadtke</text:p>
          </table:table-cell>
          <table:table-cell/>
          <table:table-cell office:value-type="string">
            <text:p>https://www.youtube.com/watch?v=3EqleyD0mDU</text:p>
          </table:table-cell>
          <table:table-cell office:value-type="string">
            <text:p>N/A</text:p>
          </table:table-cell>
          <table:table-cell/>
          <table:table-cell office:value-type="string">
            <text:p>Yamaha MT1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1.08.2024</text:p>
          </table:table-cell>
          <table:table-cell office:value-type="string">
            <text:p>MotoZon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BabyMonster MT-07 GD</text:p>
          </table:table-cell>
          <table:table-cell/>
          <table:table-cell office:value-type="float" office:value="53.46">
            <text:p>53,46</text:p>
          </table:table-cell>
          <table:table-cell office:value-type="string">
            <text:p>https://instagram.com/baby.monstermt07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  <table:table-cell office:value-type="string">
            <text:p>Michelin Road 5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Adrian (Trzonek)</text:p>
          </table:table-cell>
          <table:table-cell/>
          <table:table-cell office:value-type="float" office:value="50.74">
            <text:p>50,74</text:p>
          </table:table-cell>
          <table:table-cell/>
          <table:table-cell office:value-type="string">
            <text:p>https://facebook.com/trzonek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Yamaha Tracer 9 Sport Touring</text:p>
          </table:table-cell>
          <table:table-cell/>
          <table:table-cell office:value-type="string">
            <text:p>Touring</text:p>
          </table:table-cell>
          <table:table-cell office:value-type="string">
            <text:p>Metzeler RoadTec 01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Bartek Trident Gdansk</text:p>
          </table:table-cell>
          <table:table-cell/>
          <table:table-cell office:value-type="float" office:value="53.64">
            <text:p>53,64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Triumph Trident 660</text:p>
          </table:table-cell>
          <table:table-cell/>
          <table:table-cell office:value-type="string">
            <text:p>Naked</text:p>
          </table:table-cell>
          <table:table-cell office:value-type="string">
            <text:p>Michelin Road 5</text:p>
          </table:table-cell>
          <table:table-cell office:value-type="string">
            <text:p>19.07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Jacek|SV650N|3city Bojano</text:p>
          </table:table-cell>
          <table:table-cell/>
          <table:table-cell office:value-type="float" office:value="54.92">
            <text:p>54,92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SV 650N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2</text:p>
          </table:table-cell>
          <table:table-cell office:value-type="string">
            <text:p>29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Slav_XX1100_Gdynia</text:p>
          </table:table-cell>
          <table:table-cell/>
          <table:table-cell office:value-type="float" office:value="55.99">
            <text:p>55,99</text:p>
          </table:table-cell>
          <table:table-cell/>
          <table:table-cell office:value-type="string">
            <text:p>https://facebook.com/SlavSkyxx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Honda CBR 1100XX Blackbird</text:p>
          </table:table-cell>
          <table:table-cell/>
          <table:table-cell office:value-type="string">
            <text:p>Sport</text:p>
          </table:table-cell>
          <table:table-cell office:value-type="string">
            <text:p>Pirelli Angel ST</text:p>
          </table:table-cell>
          <table:table-cell office:value-type="string">
            <text:p>16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Kinga xj600s 3miasto</text:p>
          </table:table-cell>
          <table:table-cell/>
          <table:table-cell office:value-type="float" office:value="56.96">
            <text:p>56,96</text:p>
          </table:table-cell>
          <table:table-cell office:value-type="string">
            <text:p>https://instagram.com/kina.urb</text:p>
          </table:table-cell>
          <table:table-cell table:number-columns-repeated="2"/>
          <table:table-cell office:value-type="string">
            <text:p>3MMRacing App</text:p>
          </table:table-cell>
          <table:table-cell/>
          <table:table-cell office:value-type="string">
            <text:p>Yamaha XJ600 Diversion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female</text:p>
          </table:table-cell>
          <table:table-cell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BugiiCb650r3city</text:p>
          </table:table-cell>
          <table:table-cell/>
          <table:table-cell office:value-type="float" office:value="58">
            <text:p>58</text:p>
          </table:table-cell>
          <table:table-cell table:number-columns-repeated="2"/>
          <table:table-cell office:value-type="string">
            <text:p>https://www.youtube.com/watch?v=NYLzNRK0rsI</text:p>
          </table:table-cell>
          <table:table-cell office:value-type="string">
            <text:p>N/A</text:p>
          </table:table-cell>
          <table:table-cell/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26.05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Javor Duke 390</text:p>
          </table:table-cell>
          <table:table-cell/>
          <table:table-cell office:value-type="float" office:value="58.44">
            <text:p>58,44</text:p>
          </table:table-cell>
          <table:table-cell/>
          <table:table-cell office:value-type="string">
            <text:p>https://facebook.com/Javor95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TM Duke 390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07.07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DenyMotoVlog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office:value-type="string">
            <text:p>https://www.youtube.com/watch?v=GgL4nH-ebqA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8.06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Mateusz Nowak</text:p>
          </table:table-cell>
          <table:table-cell/>
          <table:table-cell office:value-type="float" office:value="59.12">
            <text:p>59,12</text:p>
          </table:table-cell>
          <table:table-cell/>
          <table:table-cell office:value-type="string">
            <text:p>https://facebook.com/profile.php?id=100009837462310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cQldYE</text:p>
          </table:table-cell>
          <table:table-cell office:value-type="string">
            <text:p>Yamaha R125</text:p>
          </table:table-cell>
          <table:table-cell office:value-type="float" office:value="2020">
            <text:p>2020</text:p>
          </table:table-cell>
          <table:table-cell office:value-type="string">
            <text:p>Sport</text:p>
          </table:table-cell>
          <table:table-cell office:value-type="string">
            <text:p>Michelin Pilot Street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WitekMoto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string">
            <text:p>https://www.youtube.com/watch?v=7eRKsR6d5A4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office:value-type="string">
            <text:p>27.06.2021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Miroslaw Kondracki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string">
            <text:p>https://www.youtube.com/watch?v=MURaILW-jbI</text:p>
          </table:table-cell>
          <table:table-cell office:value-type="string">
            <text:p>N/A</text:p>
          </table:table-cell>
          <table:table-cell/>
          <table:table-cell office:value-type="string">
            <text:p>Suzuki GSX-R 100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09.08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3" table:number-rows-repeated="6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12"/>
          <table:table-cell table:style-name="ce3"/>
          <table:table-cell table:style-name="Default"/>
          <table:table-cell table:number-columns-repeated="3"/>
        </table:table-row>
      </table:table>
      <table:table table:name="Arkusz1" table:style-name="ta1" table:print="false">
        <table:table-column table:style-name="co19" table:default-cell-style-name="Default"/>
        <table:table-column table:style-name="co20" table:number-columns-repeated="2" table:default-cell-style-name="Default"/>
        <table:table-row table:style-name="ro3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6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1</text:p>
          </table:table-cell>
          <table:table-cell office:value-type="float" office:value="2001">
            <text:p>2001</text:p>
          </table:table-cell>
          <table:table-cell office:value-type="string">
            <text:p>Sport</text:p>
          </table:table-cell>
        </table:table-row>
        <table:table-row table:style-name="ro3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600RR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3"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Honda CRF 450 R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BMW 1000RR HP4</text:p>
          </table:table-cell>
          <table:table-cell office:value-type="float" office:value="2014">
            <text:p>2014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 6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1000R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6 – 2005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Ducati Panigale V4S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Triumph Street Triple 1200RS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YCF 19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Suzuki GSX-R 750 K7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KTM SD 990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Yamaha Thunderace</text:p>
          </table:table-cell>
          <table:table-cell office:value-type="float" office:value="1996">
            <text:p>199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Suzuki SV 65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600 K4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Triumph Street Triple 1200 RS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1000RR-R SP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Honda Fireblade CBR10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250R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</table:table-row>
        <table:table-row table:style-name="ro3">
          <table:table-cell office:value-type="string">
            <text:p>Aprilia Tuono v4 1100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Ducati Panigale V4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1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</table:table-row>
        <table:table-row table:style-name="ro3">
          <table:table-cell office:value-type="string">
            <text:p>KTM Duke 790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Honda CB 600F Hornet</text:p>
          </table:table-cell>
          <table:table-cell office:value-type="float" office:value="2003">
            <text:p>2003</text:p>
          </table:table-cell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6R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</table:table-row>
        <table:table-row table:style-name="ro3">
          <table:table-cell office:value-type="string">
            <text:p>Triumph Street Triple 765 RS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Triumph Street Triple 765 R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750 K6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Ducati Monster 937 SP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BMW 1000RR</text:p>
          </table:table-cell>
          <table:table-cell office:value-type="float" office:value="2024">
            <text:p>2024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Triumph Street Triple 1050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YCF 150 SM</text:p>
          </table:table-cell>
          <table:table-cell/>
          <table:table-cell office:value-type="string">
            <text:p>PitBike</text:p>
          </table:table-cell>
        </table:table-row>
        <table:table-row table:style-name="ro3"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N/A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Honda CBR1000RR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</table:table-row>
        <table:table-row table:style-name="ro3">
          <table:table-cell office:value-type="string">
            <text:p>YCF K150 SM</text:p>
          </table:table-cell>
          <table:table-cell/>
          <table:table-cell office:value-type="string">
            <text:p>PitBike</text:p>
          </table:table-cell>
        </table:table-row>
        <table:table-row table:style-name="ro3"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1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Kawasaki Z750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</table:table-row>
        <table:table-row table:style-name="ro3"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</table:table-row>
        <table:table-row table:style-name="ro3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3"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</table:table-row>
        <table:table-row table:style-name="ro3">
          <table:table-cell office:value-type="string">
            <text:p>KTM SuperDuke 1290 GT</text:p>
          </table:table-cell>
          <table:table-cell/>
          <table:table-cell office:value-type="string">
            <text:p>Touring</text:p>
          </table:table-cell>
        </table:table-row>
        <table:table-row table:style-name="ro3">
          <table:table-cell office:value-type="string">
            <text:p>Honda Hornet 60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KTM Duke 690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Suzuki GSX-R 750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Triumph Street Triple 675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Suzuki GSX-S 100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N/A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Honda CBR 954RR Fireblade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8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Suzuki GSR 75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Ducati Monster 1200R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6R</text:p>
          </table:table-cell>
          <table:table-cell office:value-type="float" office:value="2008">
            <text:p>2008</text:p>
          </table:table-cell>
          <table:table-cell office:value-type="string">
            <text:p>Sport</text:p>
          </table:table-cell>
        </table:table-row>
        <table:table-row table:style-name="ro3">
          <table:table-cell office:value-type="string">
            <text:p>Yamaha FZ1-N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Suzuki GSR 750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MRF 160-R SM</text:p>
          </table:table-cell>
          <table:table-cell/>
          <table:table-cell office:value-type="string">
            <text:p>PitBike</text:p>
          </table:table-cell>
        </table:table-row>
        <table:table-row table:style-name="ro3"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Yamaha MT09</text:p>
          </table:table-cell>
          <table:table-cell office:value-type="float" office:value="2024">
            <text:p>2024</text:p>
          </table:table-cell>
          <table:table-cell office:value-type="string">
            <text:p>Naked</text:p>
          </table:table-cell>
        </table:table-row>
        <table:table-row table:style-name="ro2"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Suzuki DR-Z4SM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Honda CBR650R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Honda CB 600F Hornet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Honda CB1000R</text:p>
          </table:table-cell>
          <table:table-cell office:value-type="float" office:value="2009">
            <text:p>2009</text:p>
          </table:table-cell>
          <table:table-cell office:value-type="string">
            <text:p>Naked</text:p>
          </table:table-cell>
        </table:table-row>
        <table:table-row table:style-name="ro3">
          <table:table-cell office:value-type="string">
            <text:p>BMW S1000R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3">
          <table:table-cell office:value-type="string">
            <text:p>Yamaha MT10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Yamaha Tracer 9 Sport Touring</text:p>
          </table:table-cell>
          <table:table-cell/>
          <table:table-cell office:value-type="string">
            <text:p>Touring</text:p>
          </table:table-cell>
        </table:table-row>
        <table:table-row table:style-name="ro3">
          <table:table-cell office:value-type="string">
            <text:p>Triumph Trident 660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Suzuki SV 650N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Honda CBR 1100XX Blackbird</text:p>
          </table:table-cell>
          <table:table-cell/>
          <table:table-cell office:value-type="string">
            <text:p>Sport</text:p>
          </table:table-cell>
        </table:table-row>
        <table:table-row table:style-name="ro3">
          <table:table-cell office:value-type="string">
            <text:p>Yamaha XJ600 Diversion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</table:table-row>
        <table:table-row table:style-name="ro3">
          <table:table-cell office:value-type="string">
            <text:p>KTM Duke 390</text:p>
          </table:table-cell>
          <table:table-cell/>
          <table:table-cell office:value-type="string">
            <text:p>Naked</text:p>
          </table:table-cell>
        </table:table-row>
        <table:table-row table:style-name="ro3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Yamaha R125</text:p>
          </table:table-cell>
          <table:table-cell office:value-type="float" office:value="2020">
            <text:p>2020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N/A</text:p>
          </table:table-cell>
          <table:table-cell/>
          <table:table-cell office:value-type="string">
            <text:p>N/A</text:p>
          </table:table-cell>
        </table:table-row>
        <table:table-row table:style-name="ro2">
          <table:table-cell office:value-type="string">
            <text:p>Suzuki GSX-R 1000</text:p>
          </table:table-cell>
          <table:table-cell/>
          <table:table-cell office:value-type="string">
            <text:p>Sport</text:p>
          </table:table-cell>
        </table:table-row>
      </table:table>
      <table:table table:name="Arkusz2" table:style-name="ta1" table:print="false">
        <table:table-column table:style-name="co21" table:default-cell-style-name="Default"/>
        <table:table-column table:style-name="co4" table:default-cell-style-name="Default"/>
        <table:table-column table:style-name="co17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>
            <text:p>Robak#66_Grzegorz Hanuszewicz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robak66rr</text:p>
          </table:table-cell>
          <table:table-cell table:number-columns-repeated="4"/>
        </table:table-row>
        <table:table-row table:style-name="ro3">
          <table:table-cell office:value-type="string">
            <text:p>Piotr Zuchniarz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profile.php?id=100009970063162</text:p>
          </table:table-cell>
          <table:table-cell table:number-columns-repeated="3"/>
        </table:table-row>
        <table:table-row table:style-name="ro3">
          <table:table-cell office:value-type="string">
            <text:p>Przemysław Różyński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przemzrr</text:p>
          </table:table-cell>
          <table:table-cell table:number-columns-repeated="3"/>
        </table:table-row>
        <table:table-row table:style-name="ro3">
          <table:table-cell office:value-type="string">
            <text:p>Dawid Ustarbowski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dawid.ustarbowski</text:p>
          </table:table-cell>
          <table:table-cell table:number-columns-repeated="3"/>
        </table:table-row>
        <table:table-row table:style-name="ro3">
          <table:table-cell office:value-type="string">
            <text:p>Adam Jaszczak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848.braaaap</text:p>
          </table:table-cell>
          <table:table-cell table:number-columns-repeated="4"/>
        </table:table-row>
        <table:table-row table:style-name="ro3">
          <table:table-cell office:value-type="string">
            <text:p>Jan Dumara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janekdumara</text:p>
          </table:table-cell>
          <table:table-cell table:number-columns-repeated="4"/>
        </table:table-row>
        <table:table-row table:style-name="ro3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/>
          <table:table-cell office:value-type="string">
            <text:p>https://facebook.com/profile.php?id=100091883270238</text:p>
          </table:table-cell>
          <table:table-cell table:number-columns-repeated="3"/>
        </table:table-row>
        <table:table-row table:style-name="ro3">
          <table:table-cell office:value-type="string">
            <text:p>Krzysztof Komornic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komornicki_888</text:p>
          </table:table-cell>
          <table:table-cell table:number-columns-repeated="4"/>
        </table:table-row>
        <table:table-row table:style-name="ro3">
          <table:table-cell office:value-type="string">
            <text:p>Milosz Kurkul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table:number-columns-repeated="5"/>
        </table:table-row>
        <table:table-row table:style-name="ro3">
          <table:table-cell office:value-type="string">
            <text:p>Robert Robson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robson1000rr</text:p>
          </table:table-cell>
          <table:table-cell table:number-columns-repeated="4"/>
        </table:table-row>
        <table:table-row table:style-name="ro3">
          <table:table-cell office:value-type="string">
            <text:p>Michał Rainbow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rainbowmichal</text:p>
          </table:table-cell>
          <table:table-cell table:number-columns-repeated="4"/>
        </table:table-row>
        <table:table-row table:style-name="ro3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/>
          <table:table-cell office:value-type="string">
            <text:p>https://facebook.com/profile.php?id=100091883270238</text:p>
          </table:table-cell>
          <table:table-cell table:number-columns-repeated="3"/>
        </table:table-row>
        <table:table-row table:style-name="ro3">
          <table:table-cell office:value-type="string">
            <text:p>Mirek Mordec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mirekmordecki</text:p>
          </table:table-cell>
          <table:table-cell table:number-columns-repeated="4"/>
        </table:table-row>
        <table:table-row table:style-name="ro3">
          <table:table-cell office:value-type="string">
            <text:p>Wesy#84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table:number-columns-repeated="5"/>
        </table:table-row>
        <table:table-row table:style-name="ro3">
          <table:table-cell office:value-type="string">
            <text:p>Lukasz Knapik</text:p>
          </table:table-cell>
          <table:table-cell/>
          <table:table-cell office:value-type="string">
            <text:p>male</text:p>
          </table:table-cell>
          <table:table-cell office:value-type="string">
            <text:p>semi-pro</text:p>
          </table:table-cell>
          <table:table-cell/>
          <table:table-cell office:value-type="string">
            <text:p>https://facebook.com/loki.balboa.3</text:p>
          </table:table-cell>
          <table:table-cell table:number-columns-repeated="3"/>
        </table:table-row>
        <table:table-row table:style-name="ro3">
          <table:table-cell office:value-type="string">
            <text:p>Cnk</text:p>
          </table:table-cell>
          <table:table-cell/>
          <table:table-cell office:value-type="string">
            <text:p>male</text:p>
          </table:table-cell>
          <table:table-cell office:value-type="string">
            <text:p>semi-pro</text:p>
          </table:table-cell>
          <table:table-cell office:value-type="string">
            <text:p>https://instagram.com/cnk.moto</text:p>
          </table:table-cell>
          <table:table-cell table:number-columns-repeated="4"/>
        </table:table-row>
        <table:table-row table:style-name="ro3">
          <table:table-cell office:value-type="string">
            <text:p>Maciej Mar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rofile.php?id=100078002145158</text:p>
          </table:table-cell>
          <table:table-cell table:number-columns-repeated="3"/>
        </table:table-row>
        <table:table-row table:style-name="ro3">
          <table:table-cell office:value-type="string">
            <text:p>Rut (Tomek Rutecki)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tomek.rutecki.7</text:p>
          </table:table-cell>
          <table:table-cell table:number-columns-repeated="3"/>
        </table:table-row>
        <table:table-row table:style-name="ro3">
          <table:table-cell office:value-type="string">
            <text:p>Sławomir Bławat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rofile.php?id=100001693468146</text:p>
          </table:table-cell>
          <table:table-cell table:number-columns-repeated="3"/>
        </table:table-row>
        <table:table-row table:style-name="ro3"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byku_98</text:p>
          </table:table-cell>
          <table:table-cell table:number-columns-repeated="4"/>
        </table:table-row>
        <table:table-row table:style-name="ro3">
          <table:table-cell office:value-type="string">
            <text:p>Arek Mierzeje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arek.mierzejewski.77</text:p>
          </table:table-cell>
          <table:table-cell table:number-columns-repeated="3"/>
        </table:table-row>
        <table:table-row table:style-name="ro3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3">
          <table:table-cell office:value-type="string">
            <text:p>Karol Brzos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stefan.kowalski.927980</text:p>
          </table:table-cell>
          <table:table-cell table:number-columns-repeated="3"/>
        </table:table-row>
        <table:table-row table:style-name="ro3">
          <table:table-cell office:value-type="string">
            <text:p>Lemur [SD990]Gdynia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mateusz.parchem</text:p>
          </table:table-cell>
          <table:table-cell table:number-columns-repeated="3"/>
        </table:table-row>
        <table:table-row table:style-name="ro3">
          <table:table-cell office:value-type="string">
            <text:p>Radek Wit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radek.witkowski.90</text:p>
          </table:table-cell>
          <table:table-cell table:number-columns-repeated="3"/>
        </table:table-row>
        <table:table-row table:style-name="ro3">
          <table:table-cell office:value-type="string">
            <text:p>Wesy#84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3">
          <table:table-cell office:value-type="string">
            <text:p>Przemo84Pila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przemo84pila</text:p>
          </table:table-cell>
          <table:table-cell table:number-columns-repeated="4"/>
        </table:table-row>
        <table:table-row table:style-name="ro3">
          <table:table-cell office:value-type="string">
            <text:p>PiotrSy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iotrsyy</text:p>
          </table:table-cell>
          <table:table-cell table:number-columns-repeated="3"/>
        </table:table-row>
        <table:table-row table:style-name="ro3">
          <table:table-cell office:value-type="string">
            <text:p>Cn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cnk.moto</text:p>
          </table:table-cell>
          <table:table-cell table:number-columns-repeated="4"/>
        </table:table-row>
        <table:table-row table:style-name="ro3">
          <table:table-cell office:value-type="string">
            <text:p>Leszek Marek Grzyb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szybkii93</text:p>
          </table:table-cell>
          <table:table-cell table:number-columns-repeated="4"/>
        </table:table-row>
        <table:table-row table:style-name="ro3">
          <table:table-cell office:value-type="string">
            <text:p>MATRI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3">
          <table:table-cell office:value-type="string">
            <text:p>Michał „Machu” Mach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mikemachu</text:p>
          </table:table-cell>
          <table:table-cell table:number-columns-repeated="4"/>
        </table:table-row>
        <table:table-row table:style-name="ro3">
          <table:table-cell office:value-type="string">
            <text:p>Daniele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dparodi72</text:p>
          </table:table-cell>
          <table:table-cell table:number-columns-repeated="4"/>
        </table:table-row>
        <table:table-row table:style-name="ro3"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womer_1k</text:p>
          </table:table-cell>
          <table:table-cell table:number-columns-repeated="4"/>
        </table:table-row>
        <table:table-row table:style-name="ro3">
          <table:table-cell office:value-type="string">
            <text:p>Lukasz Wieczor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hondaplaza</text:p>
          </table:table-cell>
          <table:table-cell table:number-columns-repeated="3"/>
        </table:table-row>
        <table:table-row table:style-name="ro3">
          <table:table-cell office:value-type="string">
            <text:p>Imax_s3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imax_s3</text:p>
          </table:table-cell>
          <table:table-cell table:number-columns-repeated="4"/>
        </table:table-row>
        <table:table-row table:style-name="ro3">
          <table:table-cell office:value-type="string">
            <text:p>Desmomati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desmomati</text:p>
          </table:table-cell>
          <table:table-cell table:number-columns-repeated="4"/>
        </table:table-row>
        <table:table-row table:style-name="ro3">
          <table:table-cell office:value-type="string">
            <text:p>Adam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adas_r1</text:p>
          </table:table-cell>
          <table:table-cell table:number-columns-repeated="4"/>
        </table:table-row>
        <table:table-row table:style-name="ro3">
          <table:table-cell office:value-type="string">
            <text:p>Ar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fejkowy.fejk.50</text:p>
          </table:table-cell>
          <table:table-cell table:number-columns-repeated="3"/>
        </table:table-row>
        <table:table-row table:style-name="ro3">
          <table:table-cell office:value-type="string">
            <text:p>Mateusz Karpiń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motogyver</text:p>
          </table:table-cell>
          <table:table-cell table:number-columns-repeated="4"/>
        </table:table-row>
        <table:table-row table:style-name="ro3">
          <table:table-cell office:value-type="string">
            <text:p>Lejdi_kuki</text:p>
          </table:table-cell>
          <table:table-cell office:value-type="string">
            <text:p>Hot Head Bikers</text:p>
          </table:table-cell>
          <table:table-cell office:value-type="string">
            <text:p>female</text:p>
          </table:table-cell>
          <table:table-cell office:value-type="string">
            <text:p>advanced</text:p>
          </table:table-cell>
          <table:table-cell office:value-type="string">
            <text:p>https://instagram.com/lejdi.kuki</text:p>
          </table:table-cell>
          <table:table-cell table:number-columns-repeated="4"/>
        </table:table-row>
        <table:table-row table:style-name="ro3">
          <table:table-cell office:value-type="string">
            <text:p>Paweł FZ125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elodylu</text:p>
          </table:table-cell>
          <table:table-cell table:number-columns-repeated="4"/>
        </table:table-row>
        <table:table-row table:style-name="ro3">
          <table:table-cell office:value-type="string">
            <text:p>Kamil_Ma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liniak_765rs</text:p>
          </table:table-cell>
          <table:table-cell table:number-columns-repeated="4"/>
        </table:table-row>
        <table:table-row table:style-name="ro3">
          <table:table-cell office:value-type="string">
            <text:p>Kamil_Ma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liniak_765rs</text:p>
          </table:table-cell>
          <table:table-cell table:number-columns-repeated="4"/>
        </table:table-row>
        <table:table-row table:style-name="ro3">
          <table:table-cell office:value-type="string">
            <text:p>Marek Marcin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arek.marcinski1</text:p>
          </table:table-cell>
          <table:table-cell table:number-columns-repeated="3"/>
        </table:table-row>
        <table:table-row table:style-name="ro3">
          <table:table-cell office:value-type="string">
            <text:p>Veloce_Sig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tuurboos</text:p>
          </table:table-cell>
          <table:table-cell table:number-columns-repeated="3"/>
        </table:table-row>
        <table:table-row table:style-name="ro3">
          <table:table-cell office:value-type="string">
            <text:p>Trenergranat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onster_sp_ducati</text:p>
          </table:table-cell>
          <table:table-cell table:number-columns-repeated="4"/>
        </table:table-row>
        <table:table-row table:style-name="ro3">
          <table:table-cell office:value-type="string">
            <text:p>Maciej Furious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Daniel Raczył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29542363311</text:p>
          </table:table-cell>
          <table:table-cell table:number-columns-repeated="3"/>
        </table:table-row>
        <table:table-row table:style-name="ro3">
          <table:table-cell office:value-type="string">
            <text:p>Tina_Mloda_1000RR</text:p>
          </table:table-cell>
          <table:table-cell office:value-type="string">
            <text:p>Hot Head Bikers</text:p>
          </table:table-cell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toskawka93</text:p>
          </table:table-cell>
          <table:table-cell table:number-columns-repeated="4"/>
        </table:table-row>
        <table:table-row table:style-name="ro3">
          <table:table-cell office:value-type="string">
            <text:p>Wojtek- HHB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superbikebtc</text:p>
          </table:table-cell>
          <table:table-cell table:number-columns-repeated="4"/>
        </table:table-row>
        <table:table-row table:style-name="ro3"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byku_98</text:p>
          </table:table-cell>
          <table:table-cell table:number-columns-repeated="4"/>
        </table:table-row>
        <table:table-row table:style-name="ro3">
          <table:table-cell office:value-type="string">
            <text:p>Marcin - olo.scr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olo.scr</text:p>
          </table:table-cell>
          <table:table-cell table:number-columns-repeated="4"/>
        </table:table-row>
        <table:table-row table:style-name="ro3">
          <table:table-cell office:value-type="string">
            <text:p>Wojtek #251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nixtend_</text:p>
          </table:table-cell>
          <table:table-cell table:number-columns-repeated="4"/>
        </table:table-row>
        <table:table-row table:style-name="ro3">
          <table:table-cell office:value-type="string">
            <text:p>Marek Boczul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rek.boczula</text:p>
          </table:table-cell>
          <table:table-cell table:number-columns-repeated="4"/>
        </table:table-row>
        <table:table-row table:style-name="ro3">
          <table:table-cell office:value-type="string">
            <text:p>Dawid Rod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PiratJerry(954 Fireblade)G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jerry.fireblade</text:p>
          </table:table-cell>
          <table:table-cell table:number-columns-repeated="4"/>
        </table:table-row>
        <table:table-row table:style-name="ro3">
          <table:table-cell office:value-type="string">
            <text:p>Piotr Woronowicz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woronowicz.p</text:p>
          </table:table-cell>
          <table:table-cell table:number-columns-repeated="4"/>
        </table:table-row>
        <table:table-row table:style-name="ro3">
          <table:table-cell office:value-type="string">
            <text:p>Pati [MT07] Rumia</text:p>
          </table:table-cell>
          <table:table-cell/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moto_angry_girl</text:p>
          </table:table-cell>
          <table:table-cell table:number-columns-repeated="4"/>
        </table:table-row>
        <table:table-row table:style-name="ro3">
          <table:table-cell office:value-type="string">
            <text:p>Ladydriver_GSX-R</text:p>
          </table:table-cell>
          <table:table-cell/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ladydriver_GSX-R</text:p>
          </table:table-cell>
          <table:table-cell table:number-columns-repeated="4"/>
        </table:table-row>
        <table:table-row table:style-name="ro3">
          <table:table-cell office:value-type="string">
            <text:p>Szymon Schew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zymon.schewe</text:p>
          </table:table-cell>
          <table:table-cell table:number-columns-repeated="3"/>
        </table:table-row>
        <table:table-row table:style-name="ro3">
          <table:table-cell office:value-type="string">
            <text:p>Michał /Dziadek Z 750 Gdańs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ichal.starosz</text:p>
          </table:table-cell>
          <table:table-cell table:number-columns-repeated="3"/>
        </table:table-row>
        <table:table-row table:style-name="ro3">
          <table:table-cell office:value-type="string">
            <text:p>Marek Janik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Mateusz Muchlad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ateusz.muchlado.5</text:p>
          </table:table-cell>
          <table:table-cell table:number-columns-repeated="3"/>
        </table:table-row>
        <table:table-row table:style-name="ro3">
          <table:table-cell office:value-type="string">
            <text:p>Marcin Slezia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Tredzi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redziu_01</text:p>
          </table:table-cell>
          <table:table-cell table:number-columns-repeated="4"/>
        </table:table-row>
        <table:table-row table:style-name="ro3">
          <table:table-cell office:value-type="string">
            <text:p>OCZKO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G0OCZKO</text:p>
          </table:table-cell>
          <table:table-cell table:number-columns-repeated="3"/>
        </table:table-row>
        <table:table-row table:style-name="ro3">
          <table:table-cell office:value-type="string">
            <text:p>Mateusz Wron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xiorsky</text:p>
          </table:table-cell>
          <table:table-cell table:number-columns-repeated="4"/>
        </table:table-row>
        <table:table-row table:style-name="ro3">
          <table:table-cell office:value-type="string">
            <text:p>Inmatefromp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Marek Marco Orł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01135339340</text:p>
          </table:table-cell>
          <table:table-cell table:number-columns-repeated="3"/>
        </table:table-row>
        <table:table-row table:style-name="ro3">
          <table:table-cell office:value-type="string">
            <text:p>Bartoszbeny_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bartoszbeny_</text:p>
          </table:table-cell>
          <table:table-cell table:number-columns-repeated="4"/>
        </table:table-row>
        <table:table-row table:style-name="ro3">
          <table:table-cell office:value-type="string">
            <text:p>Konrad Bocia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hunder_stork</text:p>
          </table:table-cell>
          <table:table-cell table:number-columns-repeated="4"/>
        </table:table-row>
        <table:table-row table:style-name="ro3">
          <table:table-cell office:value-type="string">
            <text:p>Jakub Chwaste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Mateusz GSR750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BarKop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bartek.kopczynski.3</text:p>
          </table:table-cell>
          <table:table-cell table:number-columns-repeated="3"/>
        </table:table-row>
        <table:table-row table:style-name="ro3">
          <table:table-cell office:value-type="string">
            <text:p>twojstarysolibudy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wojstarysolibudyn</text:p>
          </table:table-cell>
          <table:table-cell table:number-columns-repeated="4"/>
        </table:table-row>
        <table:table-row table:style-name="ro3">
          <table:table-cell office:value-type="string">
            <text:p>StasienK0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Seba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ebastian.gajda.92775</text:p>
          </table:table-cell>
          <table:table-cell table:number-columns-repeated="3"/>
        </table:table-row>
        <table:table-row table:style-name="ro3">
          <table:table-cell office:value-type="string">
            <text:p>Majkel - Michał Demb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01361930125</text:p>
          </table:table-cell>
          <table:table-cell table:number-columns-repeated="3"/>
        </table:table-row>
        <table:table-row table:style-name="ro3">
          <table:table-cell office:value-type="string">
            <text:p>Kacper Malec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Motocykl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Fluffy GSX-R750 Rotmank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rco.fluffy</text:p>
          </table:table-cell>
          <table:table-cell table:number-columns-repeated="4"/>
        </table:table-row>
        <table:table-row table:style-name="ro3">
          <table:table-cell office:value-type="string">
            <text:p>Emil_Uciekinier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emilh2r</text:p>
          </table:table-cell>
          <table:table-cell table:number-columns-repeated="4"/>
        </table:table-row>
        <table:table-row table:style-name="ro3">
          <table:table-cell office:value-type="string">
            <text:p>Adam Szub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61551900655271</text:p>
          </table:table-cell>
          <table:table-cell table:number-columns-repeated="3"/>
        </table:table-row>
        <table:table-row table:style-name="ro3">
          <table:table-cell office:value-type="string">
            <text:p>Szymon_ndg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Typical Seb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Leszke Heszk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lesgotob</text:p>
          </table:table-cell>
          <table:table-cell table:number-columns-repeated="4"/>
        </table:table-row>
        <table:table-row table:style-name="ro3">
          <table:table-cell office:value-type="string">
            <text:p>Mateusz Kaczmi Kaczmare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suchykaczmii</text:p>
          </table:table-cell>
          <table:table-cell table:number-columns-repeated="4"/>
        </table:table-row>
        <table:table-row table:style-name="ro3">
          <table:table-cell office:value-type="string">
            <text:p>Mateusz GSR750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3">
          <table:table-cell office:value-type="string">
            <text:p>Karol Brzosk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tefan.kowalski.927980</text:p>
          </table:table-cell>
          <table:table-cell table:number-columns-repeated="3"/>
        </table:table-row>
        <table:table-row table:style-name="ro3">
          <table:table-cell office:value-type="string">
            <text:p>Lukasz_FZ1_Gdans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utek.putynkowski</text:p>
          </table:table-cell>
          <table:table-cell table:number-columns-repeated="3"/>
        </table:table-row>
        <table:table-row table:style-name="ro3">
          <table:table-cell office:value-type="string">
            <text:p>Piotr Falco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piotrfalcon</text:p>
          </table:table-cell>
          <table:table-cell table:number-columns-repeated="4"/>
        </table:table-row>
        <table:table-row table:style-name="ro3">
          <table:table-cell office:value-type="string">
            <text:p>Piotr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iotr.cieslik.161</text:p>
          </table:table-cell>
          <table:table-cell table:number-columns-repeated="3"/>
        </table:table-row>
        <table:table-row table:style-name="ro3">
          <table:table-cell office:value-type="string">
            <text:p>Szymon_ndg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3">
          <table:table-cell office:value-type="string">
            <text:p>Paweł (Sid) Dr-z 400 SM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sidartistics</text:p>
          </table:table-cell>
          <table:table-cell table:number-columns-repeated="4"/>
        </table:table-row>
        <table:table-row table:style-name="ro3">
          <table:table-cell office:value-type="string">
            <text:p>Maciek Jagiełł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maciekzim</text:p>
          </table:table-cell>
          <table:table-cell table:number-columns-repeated="4"/>
        </table:table-row>
        <table:table-row table:style-name="ro3">
          <table:table-cell office:value-type="string">
            <text:p>Bartosz Butajł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rofile.php?id=100071721794049</text:p>
          </table:table-cell>
          <table:table-cell table:number-columns-repeated="3"/>
        </table:table-row>
        <table:table-row table:style-name="ro3">
          <table:table-cell office:value-type="string">
            <text:p>Mateusz Grzyb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mateusz.grzyb.31</text:p>
          </table:table-cell>
          <table:table-cell table:number-columns-repeated="3"/>
        </table:table-row>
        <table:table-row table:style-name="ro3">
          <table:table-cell office:value-type="string">
            <text:p>Angy_S1000R GDA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angy_s1000rr</text:p>
          </table:table-cell>
          <table:table-cell table:number-columns-repeated="4"/>
        </table:table-row>
        <table:table-row table:style-name="ro3">
          <table:table-cell office:value-type="string">
            <text:p>Dezyderiusz Łaszkiewicz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3">
          <table:table-cell office:value-type="string">
            <text:p>Maciej Badtke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maciejbadtke</text:p>
          </table:table-cell>
          <table:table-cell table:number-columns-repeated="4"/>
        </table:table-row>
        <table:table-row table:style-name="ro3">
          <table:table-cell office:value-type="string">
            <text:p>BabyMonster MT-07 GD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baby.monstermt07</text:p>
          </table:table-cell>
          <table:table-cell table:number-columns-repeated="4"/>
        </table:table-row>
        <table:table-row table:style-name="ro3">
          <table:table-cell office:value-type="string">
            <text:p>Adrian (Trzonek)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trzonek</text:p>
          </table:table-cell>
          <table:table-cell table:number-columns-repeated="3"/>
        </table:table-row>
        <table:table-row table:style-name="ro3">
          <table:table-cell office:value-type="string">
            <text:p>Bartek Trident Gdansk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3">
          <table:table-cell office:value-type="string">
            <text:p>Jacek|SV650N|3city Bojan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3">
          <table:table-cell office:value-type="string">
            <text:p>Slav_XX1100_Gdynia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SlavSkyxx</text:p>
          </table:table-cell>
          <table:table-cell table:number-columns-repeated="3"/>
        </table:table-row>
        <table:table-row table:style-name="ro3">
          <table:table-cell office:value-type="string">
            <text:p>Kinga xj600s 3miasto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kina.urb</text:p>
          </table:table-cell>
          <table:table-cell table:number-columns-repeated="4"/>
        </table:table-row>
        <table:table-row table:style-name="ro3">
          <table:table-cell office:value-type="string">
            <text:p>BugiiCb650r3city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3">
          <table:table-cell office:value-type="string">
            <text:p>Javor Duke 390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Javor95</text:p>
          </table:table-cell>
          <table:table-cell table:number-columns-repeated="3"/>
        </table:table-row>
        <table:table-row table:style-name="ro3">
          <table:table-cell office:value-type="string">
            <text:p>DenyMotoVlog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3">
          <table:table-cell office:value-type="string">
            <text:p>Mateusz Nowak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rofile.php?id=100009837462310</text:p>
          </table:table-cell>
          <table:table-cell table:number-columns-repeated="3"/>
        </table:table-row>
        <table:table-row table:style-name="ro3">
          <table:table-cell office:value-type="string">
            <text:p>WitekMot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3">
          <table:table-cell office:value-type="string">
            <text:p>Miroslaw Kondracki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</table:table>
      <table:table table:name="Arkusz3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Arkusz1_3.A1:Arkusz1_3.P1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5">15.09.2025</text:date>, <text:time>23:04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B</meta:initial-creator>
    <meta:creation-date>2025-09-07T20:11:03.37</meta:creation-date>
    <dc:date>2025-09-15T20:29:24.01</dc:date>
    <dc:creator>T B</dc:creator>
    <meta:editing-duration>P4DT50M30S</meta:editing-duration>
    <meta:editing-cycles>19</meta:editing-cycles>
    <meta:generator>OpenOffice/4.1.15$Win32 OpenOffice.org_project/4115m2$Build-9813</meta:generator>
    <meta:document-statistic meta:table-count="4" meta:cell-count="2000" meta:object-count="0"/>
  </office:meta>
</office:document-meta>
</file>